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1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4" style:data-style-name="N0">
      <style:table-cell-properties style:vertical-align="automatic" fo:background-color="transparent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6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2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4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5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8" style:family="table-cell" style:parent-style-name="Porcentaje" style:data-style-name="N36"/>
    <style:style style:name="ce49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1" table:default-cell-style-name="ce10"/>
        <table:table-column table:style-name="co4" table:number-columns-repeated="16362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306270" table:style-name="ce6">
            <text:p>9.306.2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603000" table:style-name="ce6">
            <text:p>1.603.000</text:p>
          </table:table-cell>
          <table:table-cell office:value-type="float" office:value="463400" table:style-name="ce6">
            <text:p>463.400</text:p>
          </table:table-cell>
          <table:table-cell office:value-type="float" office:value="13392170" table:style-name="ce7">
            <text:p>13.392.170</text:p>
          </table:table-cell>
          <table:table-cell office:value-type="float" office:value="12453918" table:style-name="ce7">
            <text:p>12.453.918</text:p>
          </table:table-cell>
          <table:table-cell office:value-type="percentage" office:value="0.92994025613474141" table:style-name="ce8">
            <text:p>93,0%</text:p>
          </table:table-cell>
          <table:table-cell office:value-type="float" office:value="6708894" table:style-name="ce6">
            <text:p>6.708.894</text:p>
          </table:table-cell>
          <table:table-cell office:value-type="float" office:value="6430584" table:style-name="ce6">
            <text:p>6.430.584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08445" table:style-name="ce6">
            <text:p>1.508.4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6">
            <text:p>64.700</text:p>
          </table:table-cell>
          <table:table-cell office:value-type="float" office:value="2113445" table:style-name="ce7">
            <text:p>2.113.445</text:p>
          </table:table-cell>
          <table:table-cell office:value-type="float" office:value="1933344" table:style-name="ce7">
            <text:p>1.933.344</text:p>
          </table:table-cell>
          <table:table-cell office:value-type="percentage" office:value="0.91478320940455038" table:style-name="ce8">
            <text:p>91,5%</text:p>
          </table:table-cell>
          <table:table-cell office:value-type="float" office:value="1049503" table:style-name="ce6">
            <text:p>1.049.503</text:p>
          </table:table-cell>
          <table:table-cell office:value-type="float" office:value="1005575" table:style-name="ce6">
            <text:p>1.005.575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00155" table:style-name="ce6">
            <text:p>1.200.15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9700" table:style-name="ce6">
            <text:p>49.700</text:p>
          </table:table-cell>
          <table:table-cell office:value-type="float" office:value="1632755" table:style-name="ce7">
            <text:p>1.632.755</text:p>
          </table:table-cell>
          <table:table-cell office:value-type="float" office:value="1636690" table:style-name="ce7">
            <text:p>1.636.690</text:p>
          </table:table-cell>
          <table:table-cell office:value-type="percentage" office:value="1.0024100370233133" table:style-name="ce8">
            <text:p>100,2%</text:p>
          </table:table-cell>
          <table:table-cell office:value-type="float" office:value="866927" table:style-name="ce6">
            <text:p>866.927</text:p>
          </table:table-cell>
          <table:table-cell office:value-type="float" office:value="842052" table:style-name="ce6">
            <text:p>842.052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62400" table:style-name="ce6">
            <text:p>62.400</text:p>
          </table:table-cell>
          <table:table-cell office:value-type="float" office:value="1896050" table:style-name="ce7">
            <text:p>1.896.050</text:p>
          </table:table-cell>
          <table:table-cell office:value-type="float" office:value="1554338" table:style-name="ce7">
            <text:p>1.554.338</text:p>
          </table:table-cell>
          <table:table-cell office:value-type="percentage" office:value="0.81977690461749431" table:style-name="ce8">
            <text:p>82,0%</text:p>
          </table:table-cell>
          <table:table-cell office:value-type="float" office:value="837269" table:style-name="ce6">
            <text:p>837.269</text:p>
          </table:table-cell>
          <table:table-cell office:value-type="float" office:value="806435" table:style-name="ce6">
            <text:p>806.435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24760" table:style-name="ce6">
            <text:p>2.324.76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6">
            <text:p>133.650</text:p>
          </table:table-cell>
          <table:table-cell office:value-type="float" office:value="3488910" table:style-name="ce7">
            <text:p>3.488.910</text:p>
          </table:table-cell>
          <table:table-cell office:value-type="float" office:value="3070331" table:style-name="ce7">
            <text:p>3.070.331</text:p>
          </table:table-cell>
          <table:table-cell office:value-type="percentage" office:value="0.88002585334674721" table:style-name="ce8">
            <text:p>88,0%</text:p>
          </table:table-cell>
          <table:table-cell office:value-type="float" office:value="1649531" table:style-name="ce6">
            <text:p>1.649.531</text:p>
          </table:table-cell>
          <table:table-cell office:value-type="float" office:value="1584593" table:style-name="ce6">
            <text:p>1.584.593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66465" table:style-name="ce6">
            <text:p>666.46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4950" table:style-name="ce6">
            <text:p>24.950</text:p>
          </table:table-cell>
          <table:table-cell office:value-type="float" office:value="931515" table:style-name="ce7">
            <text:p>931.515</text:p>
          </table:table-cell>
          <table:table-cell office:value-type="float" office:value="873252" table:style-name="ce7">
            <text:p>873.252</text:p>
          </table:table-cell>
          <table:table-cell office:value-type="percentage" office:value="0.93745350316420029" table:style-name="ce8">
            <text:p>93,7%</text:p>
          </table:table-cell>
          <table:table-cell office:value-type="float" office:value="472037" table:style-name="ce6">
            <text:p>472.037</text:p>
          </table:table-cell>
          <table:table-cell office:value-type="float" office:value="441770" table:style-name="ce6">
            <text:p>441.770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19415" table:style-name="ce6">
            <text:p>2.819.41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12850" table:style-name="ce6">
            <text:p>112.850</text:p>
          </table:table-cell>
          <table:table-cell office:value-type="float" office:value="3825865" table:style-name="ce7">
            <text:p>3.825.865</text:p>
          </table:table-cell>
          <table:table-cell office:value-type="float" office:value="3648481" table:style-name="ce7">
            <text:p>3.648.481</text:p>
          </table:table-cell>
          <table:table-cell office:value-type="percentage" office:value="0.95363558306422203" table:style-name="ce8">
            <text:p>95,4%</text:p>
          </table:table-cell>
          <table:table-cell office:value-type="float" office:value="1968511" table:style-name="ce6">
            <text:p>1.968.511</text:p>
          </table:table-cell>
          <table:table-cell office:value-type="float" office:value="1881226" table:style-name="ce6">
            <text:p>1.881.226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256795" table:style-name="ce6">
            <text:p>2.256.795</text:p>
          </table:table-cell>
          <table:table-cell office:value-type="float" office:value="446800" table:style-name="ce6">
            <text:p>446.800</text:p>
          </table:table-cell>
          <table:table-cell office:value-type="float" office:value="411700" table:style-name="ce6">
            <text:p>411.700</text:p>
          </table:table-cell>
          <table:table-cell office:value-type="float" office:value="101375" table:style-name="ce6">
            <text:p>101.375</text:p>
          </table:table-cell>
          <table:table-cell office:value-type="float" office:value="3216670" table:style-name="ce7">
            <text:p>3.216.670</text:p>
          </table:table-cell>
          <table:table-cell office:value-type="float" office:value="2931269" table:style-name="ce7">
            <text:p>2.931.269</text:p>
          </table:table-cell>
          <table:table-cell office:value-type="percentage" office:value="0.91127439246176944" table:style-name="ce8">
            <text:p>91,1%</text:p>
          </table:table-cell>
          <table:table-cell office:value-type="float" office:value="1592867" table:style-name="ce6">
            <text:p>1.592.867</text:p>
          </table:table-cell>
          <table:table-cell office:value-type="float" office:value="1500352" table:style-name="ce6">
            <text:p>1.500.352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6">
            <text:p>375.750</text:p>
          </table:table-cell>
          <table:table-cell office:value-type="float" office:value="11863410" table:style-name="ce7">
            <text:p>11.863.410</text:p>
          </table:table-cell>
          <table:table-cell office:value-type="float" office:value="10727914" table:style-name="ce7">
            <text:p>10.727.914</text:p>
          </table:table-cell>
          <table:table-cell office:value-type="percentage" office:value="0.90428586721693005" table:style-name="ce8">
            <text:p>90,4%</text:p>
          </table:table-cell>
          <table:table-cell office:value-type="float" office:value="5813881" table:style-name="ce6">
            <text:p>5.813.881</text:p>
          </table:table-cell>
          <table:table-cell office:value-type="float" office:value="5556522" table:style-name="ce6">
            <text:p>5.556.522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19150" table:style-name="ce6">
            <text:p>5.719.15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6">
            <text:p>213.450</text:p>
          </table:table-cell>
          <table:table-cell office:value-type="float" office:value="8010150" table:style-name="ce7">
            <text:p>8.010.150</text:p>
          </table:table-cell>
          <table:table-cell office:value-type="float" office:value="7418746" table:style-name="ce7">
            <text:p>7.418.746</text:p>
          </table:table-cell>
          <table:table-cell office:value-type="percentage" office:value="0.92616817412907371" table:style-name="ce8">
            <text:p>92,6%</text:p>
          </table:table-cell>
          <table:table-cell office:value-type="float" office:value="4022615" table:style-name="ce6">
            <text:p>4.022.615</text:p>
          </table:table-cell>
          <table:table-cell office:value-type="float" office:value="3841785" table:style-name="ce6">
            <text:p>3.841.785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16295" table:style-name="ce6">
            <text:p>1.216.29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6">
            <text:p>51.750</text:p>
          </table:table-cell>
          <table:table-cell office:value-type="float" office:value="1672245" table:style-name="ce7">
            <text:p>1.672.245</text:p>
          </table:table-cell>
          <table:table-cell office:value-type="float" office:value="1654946" table:style-name="ce7">
            <text:p>1.654.946</text:p>
          </table:table-cell>
          <table:table-cell office:value-type="percentage" office:value="0.98965522396538785" table:style-name="ce8">
            <text:p>99,0%</text:p>
          </table:table-cell>
          <table:table-cell office:value-type="float" office:value="887204" table:style-name="ce6">
            <text:p>887.204</text:p>
          </table:table-cell>
          <table:table-cell office:value-type="float" office:value="852519" table:style-name="ce6">
            <text:p>852.519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17589" table:style-name="ce6">
            <text:p>3.117.58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6">
            <text:p>122.700</text:p>
          </table:table-cell>
          <table:table-cell office:value-type="float" office:value="4321089" table:style-name="ce7">
            <text:p>4.321.089</text:p>
          </table:table-cell>
          <table:table-cell office:value-type="float" office:value="4277868" table:style-name="ce7">
            <text:p>4.277.868</text:p>
          </table:table-cell>
          <table:table-cell office:value-type="percentage" office:value="0.98999766031201852" table:style-name="ce8">
            <text:p>99,0%</text:p>
          </table:table-cell>
          <table:table-cell office:value-type="float" office:value="2289078" table:style-name="ce6">
            <text:p>2.289.078</text:p>
          </table:table-cell>
          <table:table-cell office:value-type="float" office:value="2194429" table:style-name="ce6">
            <text:p>2.194.429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69785" table:style-name="ce6">
            <text:p>369.78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6">
            <text:p>15.200</text:p>
          </table:table-cell>
          <table:table-cell office:value-type="float" office:value="505885" table:style-name="ce7">
            <text:p>505.885</text:p>
          </table:table-cell>
          <table:table-cell office:value-type="float" office:value="464388" table:style-name="ce7">
            <text:p>464.388</text:p>
          </table:table-cell>
          <table:table-cell office:value-type="percentage" office:value="0.9179714757306503" table:style-name="ce8">
            <text:p>91,8%</text:p>
          </table:table-cell>
          <table:table-cell office:value-type="float" office:value="254200" table:style-name="ce6">
            <text:p>254.200</text:p>
          </table:table-cell>
          <table:table-cell office:value-type="float" office:value="243623" table:style-name="ce6">
            <text:p>243.623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02579" table:style-name="ce6">
            <text:p>7.602.5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81450" table:style-name="ce6">
            <text:p>381.450</text:p>
          </table:table-cell>
          <table:table-cell office:value-type="float" office:value="10850729" table:style-name="ce7">
            <text:p>10.850.729</text:p>
          </table:table-cell>
          <table:table-cell office:value-type="float" office:value="9434500" table:style-name="ce7">
            <text:p>9.434.500</text:p>
          </table:table-cell>
          <table:table-cell office:value-type="percentage" office:value="0.8694807510168211" table:style-name="ce8">
            <text:p>86,9%</text:p>
          </table:table-cell>
          <table:table-cell office:value-type="float" office:value="5217036" table:style-name="ce6">
            <text:p>5.217.036</text:p>
          </table:table-cell>
          <table:table-cell office:value-type="float" office:value="4897570" table:style-name="ce6">
            <text:p>4.897.570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100" table:style-name="ce6">
            <text:p>253.100</text:p>
          </table:table-cell>
          <table:table-cell office:value-type="float" office:value="68300" table:style-name="ce6">
            <text:p>68.300</text:p>
          </table:table-cell>
          <table:table-cell office:value-type="float" office:value="2407265" table:style-name="ce7">
            <text:p>2.407.265</text:p>
          </table:table-cell>
          <table:table-cell office:value-type="float" office:value="2159083" table:style-name="ce7">
            <text:p>2.159.083</text:p>
          </table:table-cell>
          <table:table-cell office:value-type="percentage" office:value="0.89690291679561662" table:style-name="ce8">
            <text:p>89,7%</text:p>
          </table:table-cell>
          <table:table-cell office:value-type="float" office:value="1167107" table:style-name="ce6">
            <text:p>1.167.107</text:p>
          </table:table-cell>
          <table:table-cell office:value-type="float" office:value="1112873" table:style-name="ce6">
            <text:p>1.112.873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32750" table:style-name="ce6">
            <text:p>32.750</text:p>
          </table:table-cell>
          <table:table-cell office:value-type="float" office:value="1055175" table:style-name="ce7">
            <text:p>1.055.175</text:p>
          </table:table-cell>
          <table:table-cell office:value-type="float" office:value="953688" table:style-name="ce7">
            <text:p>953.688</text:p>
          </table:table-cell>
          <table:table-cell office:value-type="percentage" office:value="0.90381974553983935" table:style-name="ce8">
            <text:p>90,4%</text:p>
          </table:table-cell>
          <table:table-cell office:value-type="float" office:value="517207" table:style-name="ce6">
            <text:p>517.207</text:p>
          </table:table-cell>
          <table:table-cell office:value-type="float" office:value="499793" table:style-name="ce6">
            <text:p>499.793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484900" table:style-name="ce6">
            <text:p>2.484.90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10850" table:style-name="ce6">
            <text:p>110.850</text:p>
          </table:table-cell>
          <table:table-cell office:value-type="float" office:value="3566050" table:style-name="ce7">
            <text:p>3.566.050</text:p>
          </table:table-cell>
          <table:table-cell office:value-type="float" office:value="3245482" table:style-name="ce7">
            <text:p>3.245.482</text:p>
          </table:table-cell>
          <table:table-cell office:value-type="percentage" office:value="0.91010557900197697" table:style-name="ce8">
            <text:p>91,0%</text:p>
          </table:table-cell>
          <table:table-cell office:value-type="float" office:value="1778863" table:style-name="ce6">
            <text:p>1.778.863</text:p>
          </table:table-cell>
          <table:table-cell office:value-type="float" office:value="1683330" table:style-name="ce6">
            <text:p>1.683.330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6">
            <text:p>4.150</text:p>
          </table:table-cell>
          <table:table-cell office:value-type="float" office:value="140230" table:style-name="ce7">
            <text:p>140.230</text:p>
          </table:table-cell>
          <table:table-cell office:value-type="float" office:value="107714" table:style-name="ce7">
            <text:p>107.714</text:p>
          </table:table-cell>
          <table:table-cell office:value-type="percentage" office:value="0.76812379661983887" table:style-name="ce8">
            <text:p>76,8%</text:p>
          </table:table-cell>
          <table:table-cell office:value-type="float" office:value="59353" table:style-name="ce6">
            <text:p>59.353</text:p>
          </table:table-cell>
          <table:table-cell office:value-type="float" office:value="55407" table:style-name="ce6">
            <text:p>55.407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6">
            <text:p>5.750</text:p>
          </table:table-cell>
          <table:table-cell office:value-type="float" office:value="141100" table:style-name="ce7">
            <text:p>141.100</text:p>
          </table:table-cell>
          <table:table-cell office:value-type="float" office:value="98224" table:style-name="ce7">
            <text:p>98.224</text:p>
          </table:table-cell>
          <table:table-cell office:value-type="percentage" office:value="0.69613040396881642" table:style-name="ce8">
            <text:p>69,6%</text:p>
          </table:table-cell>
          <table:table-cell office:value-type="float" office:value="55404" table:style-name="ce6">
            <text:p>55.404</text:p>
          </table:table-cell>
          <table:table-cell office:value-type="float" office:value="51977" table:style-name="ce6">
            <text:p>51.977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6">
            <text:p>2.000</text:p>
          </table:table-cell>
          <table:table-cell office:value-type="float" office:value="212238" table:style-name="ce7">
            <text:p>212.238</text:p>
          </table:table-cell>
          <table:table-cell office:value-type="float" office:value="170940" table:style-name="ce7">
            <text:p>170.940</text:p>
          </table:table-cell>
          <table:table-cell office:value-type="percentage" office:value="0.8054165606536059" table:style-name="ce8">
            <text:p>80,5%</text:p>
          </table:table-cell>
          <table:table-cell office:value-type="float" office:value="91749" table:style-name="ce6">
            <text:p>91.749</text:p>
          </table:table-cell>
          <table:table-cell office:value-type="float" office:value="85472" table:style-name="ce6">
            <text:p>85.472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680" table:style-name="ce6">
            <text:p>4.680</text:p>
          </table:table-cell>
          <table:table-cell office:value-type="float" office:value="0" table:style-name="ce6">
            <text:p>0</text:p>
          </table:table-cell>
          <table:table-cell office:value-type="float" office:value="3285" table:style-name="ce6">
            <text:p>3.285</text:p>
          </table:table-cell>
          <table:table-cell office:value-type="float" office:value="7965" table:style-name="ce7">
            <text:p>7.965</text:p>
          </table:table-cell>
          <table:table-cell office:value-type="float" office:value="5457" table:style-name="ce7">
            <text:p>5.457</text:p>
          </table:table-cell>
          <table:table-cell office:value-type="percentage" office:value="0.68512241054613932" table:style-name="ce8">
            <text:p>68,5%</text:p>
          </table:table-cell>
          <table:table-cell office:value-type="float" office:value="3966" table:style-name="ce6">
            <text:p>3.966</text:p>
          </table:table-cell>
          <table:table-cell office:value-type="float" office:value="3774" table:style-name="ce6">
            <text:p>3.774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52895871" table:style-name="ce12">
            <text:p>52.895.871</text:p>
          </table:table-cell>
          <table:table-cell office:value-type="float" office:value="10752630" table:style-name="ce13">
            <text:p>10.752.630</text:p>
          </table:table-cell>
          <table:table-cell office:value-type="float" office:value="9202000" table:style-name="ce14">
            <text:p>9.202.000</text:p>
          </table:table-cell>
          <table:table-cell office:value-type="float" office:value="2400410" table:style-name="ce15">
            <text:p>2.400.410</text:p>
          </table:table-cell>
          <table:table-cell office:value-type="float" office:value="75250911" table:style-name="ce16">
            <text:p>75.250.911</text:p>
          </table:table-cell>
          <table:table-cell office:value-type="float" office:value="68820573" table:style-name="ce16">
            <text:p>68.820.573</text:p>
          </table:table-cell>
          <table:table-cell office:value-type="percentage" office:value="0.91454803783039917" table:style-name="ce17">
            <text:p>91,5%</text:p>
          </table:table-cell>
          <table:table-cell office:value-type="float" office:value="37303202" table:style-name="ce16">
            <text:p>37.303.202</text:p>
          </table:table-cell>
          <table:table-cell office:value-type="float" office:value="35571661" table:style-name="ce16">
            <text:p>35.571.661</text:p>
          </table:table-cell>
          <table:table-cell table:style-name="ce16"/>
          <table:table-cell table:number-columns-repeated="11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9"/>
          <table:covered-table-cell table:number-columns-repeated="9"/>
          <table:table-cell table:number-columns-repeated="16374" table:style-name="ce10"/>
        </table:table-row>
        <table:table-row table:style-name="ro5">
          <table:table-cell table:style-name="ce18"/>
          <table:table-cell table:number-columns-repeated="16383" table:style-name="ce10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2"/>
        <table:table-column table:style-name="co6" table:number-columns-repeated="5" table:default-cell-style-name="ce22"/>
        <table:table-column table:style-name="co4" table:number-columns-repeated="2" table:default-cell-style-name="ce22"/>
        <table:table-column table:style-name="co3" table:number-columns-repeated="7" table:default-cell-style-name="ce22"/>
        <table:table-column table:style-name="co4" table:number-columns-repeated="16369" table:default-cell-style-name="ce22"/>
        <table:table-row table:style-name="ro6">
          <table:table-cell table:style-name="ce20"/>
          <table:table-cell office:value-type="string" table:style-name="ce21">
            <text:p>Población a vacunar mayor de 40 años</text:p>
          </table:table-cell>
          <table:table-cell office:value-type="string" table:style-name="ce21">
            <text:p>Nº Personas con 1 dosis</text:p>
          </table:table-cell>
          <table:table-cell office:value-type="string" table:style-name="ce21">
            <text:p>% 1ª dosis</text:p>
          </table:table-cell>
          <table:table-cell office:value-type="string" table:style-name="ce21">
            <text:p>Nº Personas con pauta completa</text:p>
          </table:table-cell>
          <table:table-cell office:value-type="string" table:style-name="ce21">
            <text:p>% personas con pauta completa</text:p>
          </table:table-cell>
          <table:table-cell office:value-type="string" table:style-name="ce21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Andalucía</text:p>
          </table:table-cell>
          <table:table-cell office:value-type="float" office:value="4630179" table:style-name="ce24">
            <text:p>4.630.179</text:p>
          </table:table-cell>
          <table:table-cell office:value-type="float" office:value="4450267" table:style-name="ce24">
            <text:p>4.450.267</text:p>
          </table:table-cell>
          <table:table-cell office:value-type="percentage" office:value="0.96114361885361232" table:style-name="ce25">
            <text:p>96,1%</text:p>
          </table:table-cell>
          <table:table-cell office:value-type="float" office:value="4384886" table:style-name="ce24">
            <text:p>4.384.886</text:p>
          </table:table-cell>
          <table:table-cell office:value-type="percentage" office:value="0.94702299846291038" table:style-name="ce25">
            <text:p>94,7%</text:p>
          </table:table-cell>
          <table:table-cell office:value-type="date" office:date-value="2021-09-14T00:00:00" table:style-name="ce26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787338" table:style-name="ce6">
            <text:p>787.338</text:p>
          </table:table-cell>
          <table:table-cell office:value-type="float" office:value="744241" table:style-name="ce6">
            <text:p>744.241</text:p>
          </table:table-cell>
          <table:table-cell office:value-type="percentage" office:value="0.94526239048540783" table:style-name="ce27">
            <text:p>94,5%</text:p>
          </table:table-cell>
          <table:table-cell office:value-type="float" office:value="732990" table:style-name="ce6">
            <text:p>732.990</text:p>
          </table:table-cell>
          <table:table-cell office:value-type="percentage" office:value="0.93097246671696277" table:style-name="ce27">
            <text:p>93,1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676365" table:style-name="ce6">
            <text:p>676.365</text:p>
          </table:table-cell>
          <table:table-cell office:value-type="float" office:value="653539" table:style-name="ce6">
            <text:p>653.539</text:p>
          </table:table-cell>
          <table:table-cell office:value-type="percentage" office:value="0.96625194976085393" table:style-name="ce27">
            <text:p>96,6%</text:p>
          </table:table-cell>
          <table:table-cell office:value-type="float" office:value="647627" table:style-name="ce6">
            <text:p>647.627</text:p>
          </table:table-cell>
          <table:table-cell office:value-type="percentage" office:value="0.95751110716846677" table:style-name="ce27">
            <text:p>95,8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19258" table:style-name="ce6">
            <text:p>619.258</text:p>
          </table:table-cell>
          <table:table-cell office:value-type="float" office:value="553097" table:style-name="ce6">
            <text:p>553.097</text:p>
          </table:table-cell>
          <table:table-cell office:value-type="percentage" office:value="0.89316084733665124" table:style-name="ce27">
            <text:p>89,3%</text:p>
          </table:table-cell>
          <table:table-cell office:value-type="float" office:value="543280" table:style-name="ce6">
            <text:p>543.280</text:p>
          </table:table-cell>
          <table:table-cell office:value-type="percentage" office:value="0.87730800409522369" table:style-name="ce27">
            <text:p>87,7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218295" table:style-name="ce6">
            <text:p>1.218.295</text:p>
          </table:table-cell>
          <table:table-cell office:value-type="float" office:value="1101147" table:style-name="ce6">
            <text:p>1.101.147</text:p>
          </table:table-cell>
          <table:table-cell office:value-type="percentage" office:value="0.90384266536430014" table:style-name="ce27">
            <text:p>90,4%</text:p>
          </table:table-cell>
          <table:table-cell office:value-type="float" office:value="1081823" table:style-name="ce6">
            <text:p>1.081.823</text:p>
          </table:table-cell>
          <table:table-cell office:value-type="percentage" office:value="0.88798115398979727" table:style-name="ce27">
            <text:p>88,8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359186" table:style-name="ce6">
            <text:p>359.186</text:p>
          </table:table-cell>
          <table:table-cell office:value-type="float" office:value="344378" table:style-name="ce6">
            <text:p>344.378</text:p>
          </table:table-cell>
          <table:table-cell office:value-type="percentage" office:value="0.95877344885379723" table:style-name="ce27">
            <text:p>95,9%</text:p>
          </table:table-cell>
          <table:table-cell office:value-type="float" office:value="340816" table:style-name="ce6">
            <text:p>340.816</text:p>
          </table:table-cell>
          <table:table-cell office:value-type="percentage" office:value="0.94885658126987127" table:style-name="ce27">
            <text:p>94,9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532122" table:style-name="ce6">
            <text:p>1.532.122</text:p>
          </table:table-cell>
          <table:table-cell office:value-type="float" office:value="1465022" table:style-name="ce6">
            <text:p>1.465.022</text:p>
          </table:table-cell>
          <table:table-cell office:value-type="percentage" office:value="0.95620453201507449" table:style-name="ce27">
            <text:p>95,6%</text:p>
          </table:table-cell>
          <table:table-cell office:value-type="float" office:value="1444273" table:style-name="ce6">
            <text:p>1.444.273</text:p>
          </table:table-cell>
          <table:table-cell office:value-type="percentage" office:value="0.94266187679571212" table:style-name="ce27">
            <text:p>94,3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150822" table:style-name="ce6">
            <text:p>1.150.822</text:p>
          </table:table-cell>
          <table:table-cell office:value-type="float" office:value="1085728" table:style-name="ce6">
            <text:p>1.085.728</text:p>
          </table:table-cell>
          <table:table-cell office:value-type="percentage" office:value="0.94343695202211986" table:style-name="ce27">
            <text:p>94,3%</text:p>
          </table:table-cell>
          <table:table-cell office:value-type="float" office:value="1053090" table:style-name="ce6">
            <text:p>1.053.090</text:p>
          </table:table-cell>
          <table:table-cell office:value-type="percentage" office:value="0.91507635411905575" table:style-name="ce27">
            <text:p>91,5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4328607" table:style-name="ce6">
            <text:p>4.328.607</text:p>
          </table:table-cell>
          <table:table-cell office:value-type="float" office:value="3998694" table:style-name="ce6">
            <text:p>3.998.694</text:p>
          </table:table-cell>
          <table:table-cell office:value-type="percentage" office:value="0.92378310158441268" table:style-name="ce27">
            <text:p>92,4%</text:p>
          </table:table-cell>
          <table:table-cell office:value-type="float" office:value="3928206" table:style-name="ce6">
            <text:p>3.928.206</text:p>
          </table:table-cell>
          <table:table-cell office:value-type="percentage" office:value="0.90749887896960846" table:style-name="ce27">
            <text:p>90,7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2899043" table:style-name="ce6">
            <text:p>2.899.043</text:p>
          </table:table-cell>
          <table:table-cell office:value-type="float" office:value="2759532" table:style-name="ce6">
            <text:p>2.759.532</text:p>
          </table:table-cell>
          <table:table-cell office:value-type="percentage" office:value="0.95187687799042653" table:style-name="ce27">
            <text:p>95,2%</text:p>
          </table:table-cell>
          <table:table-cell office:value-type="float" office:value="2717746" table:style-name="ce6">
            <text:p>2.717.746</text:p>
          </table:table-cell>
          <table:table-cell office:value-type="percentage" office:value="0.93746315594491014" table:style-name="ce27">
            <text:p>93,7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621888" table:style-name="ce6">
            <text:p>621.888</text:p>
          </table:table-cell>
          <table:table-cell office:value-type="float" office:value="613024" table:style-name="ce6">
            <text:p>613.024</text:p>
          </table:table-cell>
          <table:table-cell office:value-type="percentage" office:value="0.98574662961819493" table:style-name="ce27">
            <text:p>98,6%</text:p>
          </table:table-cell>
          <table:table-cell office:value-type="float" office:value="605673" table:style-name="ce6">
            <text:p>605.673</text:p>
          </table:table-cell>
          <table:table-cell office:value-type="percentage" office:value="0.97392617320160546" table:style-name="ce27">
            <text:p>97,4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720101" table:style-name="ce6">
            <text:p>1.720.101</text:p>
          </table:table-cell>
          <table:table-cell office:value-type="float" office:value="1671672" table:style-name="ce6">
            <text:p>1.671.672</text:p>
          </table:table-cell>
          <table:table-cell office:value-type="percentage" office:value="0.97184525792380794" table:style-name="ce27">
            <text:p>97,2%</text:p>
          </table:table-cell>
          <table:table-cell office:value-type="float" office:value="1656068" table:style-name="ce6">
            <text:p>1.656.068</text:p>
          </table:table-cell>
          <table:table-cell office:value-type="percentage" office:value="0.9627736975910135" table:style-name="ce27">
            <text:p>96,3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88661" table:style-name="ce6">
            <text:p>188.661</text:p>
          </table:table-cell>
          <table:table-cell office:value-type="float" office:value="182025" table:style-name="ce6">
            <text:p>182.025</text:p>
          </table:table-cell>
          <table:table-cell office:value-type="percentage" office:value="0.96482579865472995" table:style-name="ce27">
            <text:p>96,5%</text:p>
          </table:table-cell>
          <table:table-cell office:value-type="float" office:value="178938" table:style-name="ce6">
            <text:p>178.938</text:p>
          </table:table-cell>
          <table:table-cell office:value-type="percentage" office:value="0.94846311638335423" table:style-name="ce27">
            <text:p>94,8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3732280" table:style-name="ce6">
            <text:p>3.732.280</text:p>
          </table:table-cell>
          <table:table-cell office:value-type="float" office:value="3518397" table:style-name="ce6">
            <text:p>3.518.397</text:p>
          </table:table-cell>
          <table:table-cell office:value-type="percentage" office:value="0.94269374216296742" table:style-name="ce27">
            <text:p>94,3%</text:p>
          </table:table-cell>
          <table:table-cell office:value-type="float" office:value="3444739" table:style-name="ce6">
            <text:p>3.444.739</text:p>
          </table:table-cell>
          <table:table-cell office:value-type="percentage" office:value="0.92295835253517955" table:style-name="ce27">
            <text:p>92,3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786992" table:style-name="ce6">
            <text:p>786.992</text:p>
          </table:table-cell>
          <table:table-cell office:value-type="float" office:value="758709" table:style-name="ce6">
            <text:p>758.709</text:p>
          </table:table-cell>
          <table:table-cell office:value-type="percentage" office:value="0.96406189643605023" table:style-name="ce27">
            <text:p>96,4%</text:p>
          </table:table-cell>
          <table:table-cell office:value-type="float" office:value="740247" table:style-name="ce6">
            <text:p>740.247</text:p>
          </table:table-cell>
          <table:table-cell office:value-type="percentage" office:value="0.94060295403256955" table:style-name="ce27">
            <text:p>94,1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375498" table:style-name="ce6">
            <text:p>375.498</text:p>
          </table:table-cell>
          <table:table-cell office:value-type="float" office:value="356277" table:style-name="ce6">
            <text:p>356.277</text:p>
          </table:table-cell>
          <table:table-cell office:value-type="percentage" office:value="0.94881197769362291" table:style-name="ce27">
            <text:p>94,9%</text:p>
          </table:table-cell>
          <table:table-cell office:value-type="float" office:value="351306" table:style-name="ce6">
            <text:p>351.306</text:p>
          </table:table-cell>
          <table:table-cell office:value-type="percentage" office:value="0.93557355831455824" table:style-name="ce27">
            <text:p>93,6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353260" table:style-name="ce6">
            <text:p>1.353.260</text:p>
          </table:table-cell>
          <table:table-cell office:value-type="float" office:value="1294804" table:style-name="ce6">
            <text:p>1.294.804</text:p>
          </table:table-cell>
          <table:table-cell office:value-type="percentage" office:value="0.95680357063683252" table:style-name="ce27">
            <text:p>95,7%</text:p>
          </table:table-cell>
          <table:table-cell office:value-type="float" office:value="1274869" table:style-name="ce6">
            <text:p>1.274.869</text:p>
          </table:table-cell>
          <table:table-cell office:value-type="percentage" office:value="0.94207247683372008" table:style-name="ce27">
            <text:p>94,2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38978" table:style-name="ce6">
            <text:p>38.978</text:p>
          </table:table-cell>
          <table:table-cell office:value-type="float" office:value="35176" table:style-name="ce6">
            <text:p>35.176</text:p>
          </table:table-cell>
          <table:table-cell office:value-type="percentage" office:value="0.90245779670583404" table:style-name="ce27">
            <text:p>90,2%</text:p>
          </table:table-cell>
          <table:table-cell office:value-type="float" office:value="34244" table:style-name="ce6">
            <text:p>34.244</text:p>
          </table:table-cell>
          <table:table-cell office:value-type="percentage" office:value="0.87854687259479702" table:style-name="ce27">
            <text:p>87,9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37225" table:style-name="ce6">
            <text:p>37.225</text:p>
          </table:table-cell>
          <table:table-cell office:value-type="float" office:value="31855" table:style-name="ce6">
            <text:p>31.855</text:p>
          </table:table-cell>
          <table:table-cell office:value-type="percentage" office:value="0.85574210879785095" table:style-name="ce27">
            <text:p>85,6%</text:p>
          </table:table-cell>
          <table:table-cell office:value-type="float" office:value="31027" table:style-name="ce6">
            <text:p>31.027</text:p>
          </table:table-cell>
          <table:table-cell office:value-type="percentage" office:value="0.83349899261249161" table:style-name="ce27">
            <text:p>83,3%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4746" table:style-name="ce6">
            <text:p>34.746</text:p>
          </table:table-cell>
          <table:table-cell office:value-type="string" table:style-name="ce27">
            <text:p>-</text:p>
          </table:table-cell>
          <table:table-cell office:value-type="float" office:value="32750" table:style-name="ce6">
            <text:p>32.750</text:p>
          </table:table-cell>
          <table:table-cell office:value-type="string" table:style-name="ce27">
            <text:p>-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6">
            <text:p>-</text:p>
          </table:table-cell>
          <table:table-cell office:value-type="float" office:value="1736" table:style-name="ce6">
            <text:p>1.736</text:p>
          </table:table-cell>
          <table:table-cell office:value-type="string" table:style-name="ce27">
            <text:p>-</text:p>
          </table:table-cell>
          <table:table-cell office:value-type="float" office:value="1678" table:style-name="ce6">
            <text:p>1.678</text:p>
          </table:table-cell>
          <table:table-cell office:value-type="string" table:style-name="ce27">
            <text:p>-</text:p>
          </table:table-cell>
          <table:table-cell office:value-type="date" office:date-value="2021-09-14T00:00:00" table:style-name="ce9">
            <text:p>14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27056098" table:style-name="ce16">
            <text:p>27.056.098</text:p>
          </table:table-cell>
          <table:table-cell office:value-type="float" office:value="25654066" table:style-name="ce16">
            <text:p>25.654.066</text:p>
          </table:table-cell>
          <table:table-cell office:value-type="percentage" office:value="0.94818055434305415" table:style-name="ce17">
            <text:p>94,8%</text:p>
          </table:table-cell>
          <table:table-cell office:value-type="float" office:value="25226276" table:style-name="ce16">
            <text:p>25.226.276</text:p>
          </table:table-cell>
          <table:table-cell office:value-type="percentage" office:value="0.93236933130564503" table:style-name="ce17">
            <text:p>93,2%</text:p>
          </table:table-cell>
          <table:table-cell table:style-name="ce28"/>
          <table:table-cell table:number-columns-repeated="16377" table:style-name="ce22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9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2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44"/>
        <table:table-column table:style-name="co4" table:default-cell-style-name="ce48"/>
        <table:table-column table:style-name="co4" table:default-cell-style-name="ce22"/>
        <table:table-column table:style-name="co4" table:default-cell-style-name="ce48"/>
        <table:table-column table:style-name="co4" table:number-columns-repeated="2" table:default-cell-style-name="ce22"/>
        <table:table-column table:style-name="co4" table:default-cell-style-name="ce48"/>
        <table:table-column table:style-name="co4" table:number-columns-repeated="2" table:default-cell-style-name="ce22"/>
        <table:table-column table:style-name="co3" table:number-columns-repeated="20" table:default-cell-style-name="ce22"/>
        <table:table-column table:style-name="co4" table:number-columns-repeated="16344" table:default-cell-style-name="ce22"/>
        <table:table-row table:style-name="ro8">
          <table:table-cell table:style-name="ce29"/>
          <table:table-cell office:value-type="string" table:style-name="ce30">
            <text:p>Personas con al menos 1 dosis ≥80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70-7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60-6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50-5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40-4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30-3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20-2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12-19 años</text:p>
          </table:table-cell>
          <table:table-cell office:value-type="string" table:style-name="ce31">
            <text:p>%</text:p>
          </table:table-cell>
          <table:table-cell office:value-type="string" table:style-name="ce32">
            <text:p>Total Personas con al menos 1 dosis</text:p>
          </table:table-cell>
          <table:table-cell office:value-type="string" table:style-name="ce32">
            <text:p>Total Población INE Población a Vacunar (1)</text:p>
          </table:table-cell>
          <table:table-cell office:value-type="string" table:style-name="ce33">
            <text:p>% Con al menos 1 dosis sobre Población a Vacunar INE</text:p>
          </table:table-cell>
          <table:table-cell office:value-type="string" table:style-name="ce33">
            <text:p>% Con al menos 1 dosis sobre Total Población INE</text:p>
          </table:table-cell>
          <table:table-cell table:number-columns-repeated="16363" table:style-name="ce34"/>
        </table:table-row>
        <table:table-row table:style-name="ro5">
          <table:table-cell office:value-type="string" table:style-name="ce35">
            <text:p>Andalucía</text:p>
          </table:table-cell>
          <table:table-cell office:value-type="float" office:value="433655" table:style-name="ce36">
            <text:p>433.655</text:p>
          </table:table-cell>
          <table:table-cell office:value-type="percentage" office:value="1" table:style-name="ce37">
            <text:p>100,0%</text:p>
          </table:table-cell>
          <table:table-cell office:value-type="float" office:value="653163" table:style-name="ce36">
            <text:p>653.163</text:p>
          </table:table-cell>
          <table:table-cell office:value-type="percentage" office:value="1" table:style-name="ce37">
            <text:p>100,0%</text:p>
          </table:table-cell>
          <table:table-cell office:value-type="float" office:value="924550" table:style-name="ce36">
            <text:p>924.550</text:p>
          </table:table-cell>
          <table:table-cell office:value-type="percentage" office:value="1" table:style-name="ce37">
            <text:p>100,0%</text:p>
          </table:table-cell>
          <table:table-cell office:value-type="float" office:value="1205631" table:style-name="ce36">
            <text:p>1.205.631</text:p>
          </table:table-cell>
          <table:table-cell office:value-type="percentage" office:value="0.95305216277042037" table:style-name="ce37">
            <text:p>95,3%</text:p>
          </table:table-cell>
          <table:table-cell office:value-type="float" office:value="1233268" table:style-name="ce36">
            <text:p>1.233.268</text:p>
          </table:table-cell>
          <table:table-cell office:value-type="percentage" office:value="0.89037292237317656" table:style-name="ce37">
            <text:p>89,0%</text:p>
          </table:table-cell>
          <table:table-cell office:value-type="float" office:value="902870" table:style-name="ce36">
            <text:p>902.870</text:p>
          </table:table-cell>
          <table:table-cell office:value-type="percentage" office:value="0.79184050053630139" table:style-name="ce37">
            <text:p>79,2%</text:p>
          </table:table-cell>
          <table:table-cell office:value-type="float" office:value="729088" table:style-name="ce36">
            <text:p>729.088</text:p>
          </table:table-cell>
          <table:table-cell office:value-type="percentage" office:value="0.78508666138313632" table:style-name="ce37">
            <text:p>78,5%</text:p>
          </table:table-cell>
          <table:table-cell office:value-type="float" office:value="626669" table:style-name="ce36">
            <text:p>626.669</text:p>
          </table:table-cell>
          <table:table-cell office:value-type="percentage" office:value="0.83233254571945803" table:style-name="ce37">
            <text:p>83,2%</text:p>
          </table:table-cell>
          <table:table-cell office:value-type="float" office:value="6708894" table:style-name="ce36">
            <text:p>6.708.894</text:p>
          </table:table-cell>
          <table:table-cell office:value-type="float" office:value="7451975" table:style-name="ce36">
            <text:p>7.451.975</text:p>
          </table:table-cell>
          <table:table-cell office:value-type="percentage" office:value="0.90028401866619256" table:style-name="ce37">
            <text:p>90,0%</text:p>
          </table:table-cell>
          <table:table-cell office:value-type="percentage" office:value="0.79260021754614707" table:style-name="ce3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ragón</text:p>
          </table:table-cell>
          <table:table-cell office:value-type="float" office:value="101126" table:style-name="ce39">
            <text:p>101.126</text:p>
          </table:table-cell>
          <table:table-cell office:value-type="percentage" office:value="1" table:style-name="ce40">
            <text:p>100,0%</text:p>
          </table:table-cell>
          <table:table-cell office:value-type="float" office:value="119068" table:style-name="ce39">
            <text:p>119.068</text:p>
          </table:table-cell>
          <table:table-cell office:value-type="percentage" office:value="1" table:style-name="ce40">
            <text:p>100,0%</text:p>
          </table:table-cell>
          <table:table-cell office:value-type="float" office:value="153897" table:style-name="ce39">
            <text:p>153.897</text:p>
          </table:table-cell>
          <table:table-cell office:value-type="percentage" office:value="0.98420382817346375" table:style-name="ce40">
            <text:p>98,4%</text:p>
          </table:table-cell>
          <table:table-cell office:value-type="float" office:value="184720" table:style-name="ce39">
            <text:p>184.720</text:p>
          </table:table-cell>
          <table:table-cell office:value-type="percentage" office:value="0.93167764518374308" table:style-name="ce40">
            <text:p>93,2%</text:p>
          </table:table-cell>
          <table:table-cell office:value-type="float" office:value="185430" table:style-name="ce39">
            <text:p>185.430</text:p>
          </table:table-cell>
          <table:table-cell office:value-type="percentage" office:value="0.86269383045737702" table:style-name="ce40">
            <text:p>86,3%</text:p>
          </table:table-cell>
          <table:table-cell office:value-type="float" office:value="122004" table:style-name="ce39">
            <text:p>122.004</text:p>
          </table:table-cell>
          <table:table-cell office:value-type="percentage" office:value="0.74263175194477926" table:style-name="ce40">
            <text:p>74,3%</text:p>
          </table:table-cell>
          <table:table-cell office:value-type="float" office:value="99413" table:style-name="ce39">
            <text:p>99.413</text:p>
          </table:table-cell>
          <table:table-cell office:value-type="percentage" office:value="0.76236378555379181" table:style-name="ce40">
            <text:p>76,2%</text:p>
          </table:table-cell>
          <table:table-cell office:value-type="float" office:value="83845" table:style-name="ce39">
            <text:p>83.845</text:p>
          </table:table-cell>
          <table:table-cell office:value-type="percentage" office:value="0.81316858858101626" table:style-name="ce40">
            <text:p>81,3%</text:p>
          </table:table-cell>
          <table:table-cell office:value-type="float" office:value="1049503" table:style-name="ce39">
            <text:p>1.049.503</text:p>
          </table:table-cell>
          <table:table-cell office:value-type="float" office:value="1185134" table:style-name="ce39">
            <text:p>1.185.134</text:p>
          </table:table-cell>
          <table:table-cell office:value-type="percentage" office:value="0.88555640121707757" table:style-name="ce40">
            <text:p>88,6%</text:p>
          </table:table-cell>
          <table:table-cell office:value-type="percentage" office:value="0.78946149026133017" table:style-name="ce40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sturias<text:s/></text:p>
          </table:table-cell>
          <table:table-cell office:value-type="float" office:value="88859" table:style-name="ce39">
            <text:p>88.859</text:p>
          </table:table-cell>
          <table:table-cell office:value-type="percentage" office:value="1" table:style-name="ce40">
            <text:p>100,0%</text:p>
          </table:table-cell>
          <table:table-cell office:value-type="float" office:value="114242" table:style-name="ce39">
            <text:p>114.242</text:p>
          </table:table-cell>
          <table:table-cell office:value-type="percentage" office:value="1" table:style-name="ce40">
            <text:p>100,0%</text:p>
          </table:table-cell>
          <table:table-cell office:value-type="float" office:value="147837" table:style-name="ce39">
            <text:p>147.837</text:p>
          </table:table-cell>
          <table:table-cell office:value-type="percentage" office:value="0.98787186272151395" table:style-name="ce40">
            <text:p>98,8%</text:p>
          </table:table-cell>
          <table:table-cell office:value-type="float" office:value="152742" table:style-name="ce39">
            <text:p>152.742</text:p>
          </table:table-cell>
          <table:table-cell office:value-type="percentage" office:value="0.93911279166282391" table:style-name="ce40">
            <text:p>93,9%</text:p>
          </table:table-cell>
          <table:table-cell office:value-type="float" office:value="149859" table:style-name="ce39">
            <text:p>149.859</text:p>
          </table:table-cell>
          <table:table-cell office:value-type="percentage" office:value="0.89739689687591695" table:style-name="ce40">
            <text:p>89,7%</text:p>
          </table:table-cell>
          <table:table-cell office:value-type="float" office:value="89723" table:style-name="ce39">
            <text:p>89.723</text:p>
          </table:table-cell>
          <table:table-cell office:value-type="percentage" office:value="0.78394247319813715" table:style-name="ce40">
            <text:p>78,4%</text:p>
          </table:table-cell>
          <table:table-cell office:value-type="float" office:value="64884" table:style-name="ce39">
            <text:p>64.884</text:p>
          </table:table-cell>
          <table:table-cell office:value-type="percentage" office:value="0.82016407326414786" table:style-name="ce40">
            <text:p>82,0%</text:p>
          </table:table-cell>
          <table:table-cell office:value-type="float" office:value="58781" table:style-name="ce39">
            <text:p>58.781</text:p>
          </table:table-cell>
          <table:table-cell office:value-type="percentage" office:value="0.91845312499999998" table:style-name="ce40">
            <text:p>91,8%</text:p>
          </table:table-cell>
          <table:table-cell office:value-type="float" office:value="866927" table:style-name="ce39">
            <text:p>866.927</text:p>
          </table:table-cell>
          <table:table-cell office:value-type="float" office:value="933927" table:style-name="ce39">
            <text:p>933.927</text:p>
          </table:table-cell>
          <table:table-cell office:value-type="percentage" office:value="0.92825991753102755" table:style-name="ce40">
            <text:p>92,8%</text:p>
          </table:table-cell>
          <table:table-cell office:value-type="percentage" office:value="0.85094288877720892" table:style-name="ce40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Baleares</text:p>
          </table:table-cell>
          <table:table-cell office:value-type="float" office:value="51379" table:style-name="ce39">
            <text:p>51.379</text:p>
          </table:table-cell>
          <table:table-cell office:value-type="percentage" office:value="1" table:style-name="ce40">
            <text:p>100,0%</text:p>
          </table:table-cell>
          <table:table-cell office:value-type="float" office:value="79027" table:style-name="ce39">
            <text:p>79.027</text:p>
          </table:table-cell>
          <table:table-cell office:value-type="percentage" office:value="0.98150678126086743" table:style-name="ce40">
            <text:p>98,2%</text:p>
          </table:table-cell>
          <table:table-cell office:value-type="float" office:value="109658" table:style-name="ce39">
            <text:p>109.658</text:p>
          </table:table-cell>
          <table:table-cell office:value-type="percentage" office:value="0.93540104579846628" table:style-name="ce40">
            <text:p>93,5%</text:p>
          </table:table-cell>
          <table:table-cell office:value-type="float" office:value="148806" table:style-name="ce39">
            <text:p>148.806</text:p>
          </table:table-cell>
          <table:table-cell office:value-type="percentage" office:value="0.89751925547506894" table:style-name="ce40">
            <text:p>89,8%</text:p>
          </table:table-cell>
          <table:table-cell office:value-type="float" office:value="164227" table:style-name="ce39">
            <text:p>164.227</text:p>
          </table:table-cell>
          <table:table-cell office:value-type="percentage" office:value="0.79655336321129933" table:style-name="ce40">
            <text:p>79,7%</text:p>
          </table:table-cell>
          <table:table-cell office:value-type="float" office:value="120697" table:style-name="ce39">
            <text:p>120.697</text:p>
          </table:table-cell>
          <table:table-cell office:value-type="percentage" office:value="0.66248963976573516" table:style-name="ce40">
            <text:p>66,2%</text:p>
          </table:table-cell>
          <table:table-cell office:value-type="float" office:value="91926" table:style-name="ce39">
            <text:p>91.926</text:p>
          </table:table-cell>
          <table:table-cell office:value-type="percentage" office:value="0.66641052036363113" table:style-name="ce40">
            <text:p>66,6%</text:p>
          </table:table-cell>
          <table:table-cell office:value-type="float" office:value="71549" table:style-name="ce39">
            <text:p>71.549</text:p>
          </table:table-cell>
          <table:table-cell office:value-type="percentage" office:value="0.74936112274821953" table:style-name="ce40">
            <text:p>74,9%</text:p>
          </table:table-cell>
          <table:table-cell office:value-type="float" office:value="837269" table:style-name="ce39">
            <text:p>837.269</text:p>
          </table:table-cell>
          <table:table-cell office:value-type="float" office:value="1034867" table:style-name="ce39">
            <text:p>1.034.867</text:p>
          </table:table-cell>
          <table:table-cell office:value-type="percentage" office:value="0.80905952165833872" table:style-name="ce40">
            <text:p>80,9%</text:p>
          </table:table-cell>
          <table:table-cell office:value-type="percentage" office:value="0.71467201801385016" table:style-name="ce40">
            <text:p>71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arias</text:p>
          </table:table-cell>
          <table:table-cell office:value-type="float" office:value="92831" table:style-name="ce39">
            <text:p>92.831</text:p>
          </table:table-cell>
          <table:table-cell office:value-type="percentage" office:value="1" table:style-name="ce40">
            <text:p>100,0%</text:p>
          </table:table-cell>
          <table:table-cell office:value-type="float" office:value="151001" table:style-name="ce39">
            <text:p>151.001</text:p>
          </table:table-cell>
          <table:table-cell office:value-type="percentage" office:value="0.9771566870077848" table:style-name="ce40">
            <text:p>97,7%</text:p>
          </table:table-cell>
          <table:table-cell office:value-type="float" office:value="223491" table:style-name="ce39">
            <text:p>223.491</text:p>
          </table:table-cell>
          <table:table-cell office:value-type="percentage" office:value="0.95065336123730282" table:style-name="ce40">
            <text:p>95,1%</text:p>
          </table:table-cell>
          <table:table-cell office:value-type="float" office:value="318950" table:style-name="ce39">
            <text:p>318.950</text:p>
          </table:table-cell>
          <table:table-cell office:value-type="percentage" office:value="0.90995458072762125" table:style-name="ce40">
            <text:p>91,0%</text:p>
          </table:table-cell>
          <table:table-cell office:value-type="float" office:value="314874" table:style-name="ce39">
            <text:p>314.874</text:p>
          </table:table-cell>
          <table:table-cell office:value-type="percentage" office:value="0.81168991864385809" table:style-name="ce40">
            <text:p>81,2%</text:p>
          </table:table-cell>
          <table:table-cell office:value-type="float" office:value="224434" table:style-name="ce39">
            <text:p>224.434</text:p>
          </table:table-cell>
          <table:table-cell office:value-type="percentage" office:value="0.72180591379521053" table:style-name="ce40">
            <text:p>72,2%</text:p>
          </table:table-cell>
          <table:table-cell office:value-type="float" office:value="181225" table:style-name="ce39">
            <text:p>181.225</text:p>
          </table:table-cell>
          <table:table-cell office:value-type="percentage" office:value="0.7198666920889143" table:style-name="ce40">
            <text:p>72,0%</text:p>
          </table:table-cell>
          <table:table-cell office:value-type="float" office:value="142725" table:style-name="ce39">
            <text:p>142.725</text:p>
          </table:table-cell>
          <table:table-cell office:value-type="percentage" office:value="0.79381191009861118" table:style-name="ce40">
            <text:p>79,4%</text:p>
          </table:table-cell>
          <table:table-cell office:value-type="float" office:value="1649531" table:style-name="ce39">
            <text:p>1.649.531</text:p>
          </table:table-cell>
          <table:table-cell office:value-type="float" office:value="1960774" table:style-name="ce39">
            <text:p>1.960.774</text:p>
          </table:table-cell>
          <table:table-cell office:value-type="percentage" office:value="0.8412652350551364" table:style-name="ce40">
            <text:p>84,1%</text:p>
          </table:table-cell>
          <table:table-cell office:value-type="percentage" office:value="0.75807324793929276" table:style-name="ce40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tabria</text:p>
          </table:table-cell>
          <table:table-cell office:value-type="float" office:value="42225" table:style-name="ce39">
            <text:p>42.225</text:p>
          </table:table-cell>
          <table:table-cell office:value-type="percentage" office:value="1" table:style-name="ce40">
            <text:p>100,0%</text:p>
          </table:table-cell>
          <table:table-cell office:value-type="float" office:value="55813" table:style-name="ce39">
            <text:p>55.813</text:p>
          </table:table-cell>
          <table:table-cell office:value-type="percentage" office:value="1" table:style-name="ce40">
            <text:p>100,0%</text:p>
          </table:table-cell>
          <table:table-cell office:value-type="float" office:value="76244" table:style-name="ce39">
            <text:p>76.244</text:p>
          </table:table-cell>
          <table:table-cell office:value-type="percentage" office:value="0.98576507854418516" table:style-name="ce40">
            <text:p>98,6%</text:p>
          </table:table-cell>
          <table:table-cell office:value-type="float" office:value="83525" table:style-name="ce39">
            <text:p>83.525</text:p>
          </table:table-cell>
          <table:table-cell office:value-type="percentage" office:value="0.92842692632608603" table:style-name="ce40">
            <text:p>92,8%</text:p>
          </table:table-cell>
          <table:table-cell office:value-type="float" office:value="86571" table:style-name="ce39">
            <text:p>86.571</text:p>
          </table:table-cell>
          <table:table-cell office:value-type="percentage" office:value="0.88546471785535297" table:style-name="ce40">
            <text:p>88,5%</text:p>
          </table:table-cell>
          <table:table-cell office:value-type="float" office:value="52848" table:style-name="ce39">
            <text:p>52.848</text:p>
          </table:table-cell>
          <table:table-cell office:value-type="percentage" office:value="0.7499042186369248" table:style-name="ce40">
            <text:p>75,0%</text:p>
          </table:table-cell>
          <table:table-cell office:value-type="float" office:value="38819" table:style-name="ce39">
            <text:p>38.819</text:p>
          </table:table-cell>
          <table:table-cell office:value-type="percentage" office:value="0.7686169686169686" table:style-name="ce40">
            <text:p>76,9%</text:p>
          </table:table-cell>
          <table:table-cell office:value-type="float" office:value="35992" table:style-name="ce39">
            <text:p>35.992</text:p>
          </table:table-cell>
          <table:table-cell office:value-type="percentage" office:value="0.81868844255396589" table:style-name="ce40">
            <text:p>81,9%</text:p>
          </table:table-cell>
          <table:table-cell office:value-type="float" office:value="472037" table:style-name="ce39">
            <text:p>472.037</text:p>
          </table:table-cell>
          <table:table-cell office:value-type="float" office:value="524127" table:style-name="ce39">
            <text:p>524.127</text:p>
          </table:table-cell>
          <table:table-cell office:value-type="percentage" office:value="0.90061569047196577" table:style-name="ce40">
            <text:p>90,1%</text:p>
          </table:table-cell>
          <table:table-cell office:value-type="percentage" office:value="0.80980091095461526" table:style-name="ce40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y Leon</text:p>
          </table:table-cell>
          <table:table-cell office:value-type="float" office:value="229146" table:style-name="ce39">
            <text:p>229.146</text:p>
          </table:table-cell>
          <table:table-cell office:value-type="percentage" office:value="1" table:style-name="ce40">
            <text:p>100,0%</text:p>
          </table:table-cell>
          <table:table-cell office:value-type="float" office:value="250147" table:style-name="ce39">
            <text:p>250.147</text:p>
          </table:table-cell>
          <table:table-cell office:value-type="percentage" office:value="1" table:style-name="ce40">
            <text:p>100,0%</text:p>
          </table:table-cell>
          <table:table-cell office:value-type="float" office:value="318973" table:style-name="ce39">
            <text:p>318.973</text:p>
          </table:table-cell>
          <table:table-cell office:value-type="percentage" office:value="1" table:style-name="ce40">
            <text:p>100,0%</text:p>
          </table:table-cell>
          <table:table-cell office:value-type="float" office:value="350026" table:style-name="ce39">
            <text:p>350.026</text:p>
          </table:table-cell>
          <table:table-cell office:value-type="percentage" office:value="0.91828162917295209" table:style-name="ce40">
            <text:p>91,8%</text:p>
          </table:table-cell>
          <table:table-cell office:value-type="float" office:value="316730" table:style-name="ce39">
            <text:p>316.730</text:p>
          </table:table-cell>
          <table:table-cell office:value-type="percentage" office:value="0.87180192950826441" table:style-name="ce40">
            <text:p>87,2%</text:p>
          </table:table-cell>
          <table:table-cell office:value-type="float" office:value="206548" table:style-name="ce39">
            <text:p>206.548</text:p>
          </table:table-cell>
          <table:table-cell office:value-type="percentage" office:value="0.77132603638020336" table:style-name="ce40">
            <text:p>77,1%</text:p>
          </table:table-cell>
          <table:table-cell office:value-type="float" office:value="163895" table:style-name="ce39">
            <text:p>163.895</text:p>
          </table:table-cell>
          <table:table-cell office:value-type="percentage" office:value="0.77673146735163934" table:style-name="ce40">
            <text:p>77,7%</text:p>
          </table:table-cell>
          <table:table-cell office:value-type="float" office:value="133046" table:style-name="ce39">
            <text:p>133.046</text:p>
          </table:table-cell>
          <table:table-cell office:value-type="percentage" office:value="0.80467152931499564" table:style-name="ce40">
            <text:p>80,5%</text:p>
          </table:table-cell>
          <table:table-cell office:value-type="float" office:value="1968511" table:style-name="ce39">
            <text:p>1.968.511</text:p>
          </table:table-cell>
          <table:table-cell office:value-type="float" office:value="2176253" table:style-name="ce39">
            <text:p>2.176.253</text:p>
          </table:table-cell>
          <table:table-cell office:value-type="percentage" office:value="0.9045414296959039" table:style-name="ce40">
            <text:p>90,5%</text:p>
          </table:table-cell>
          <table:table-cell office:value-type="percentage" office:value="0.82195340299751385" table:style-name="ce40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- La Mancha</text:p>
          </table:table-cell>
          <table:table-cell office:value-type="float" office:value="137668" table:style-name="ce39">
            <text:p>137.668</text:p>
          </table:table-cell>
          <table:table-cell office:value-type="percentage" office:value="1" table:style-name="ce40">
            <text:p>100,0%</text:p>
          </table:table-cell>
          <table:table-cell office:value-type="float" office:value="157879" table:style-name="ce39">
            <text:p>157.879</text:p>
          </table:table-cell>
          <table:table-cell office:value-type="percentage" office:value="0.99231934431587487" table:style-name="ce40">
            <text:p>99,2%</text:p>
          </table:table-cell>
          <table:table-cell office:value-type="float" office:value="221108" table:style-name="ce39">
            <text:p>221.108</text:p>
          </table:table-cell>
          <table:table-cell office:value-type="percentage" office:value="1" table:style-name="ce40">
            <text:p>100,0%</text:p>
          </table:table-cell>
          <table:table-cell office:value-type="float" office:value="284778" table:style-name="ce39">
            <text:p>284.778</text:p>
          </table:table-cell>
          <table:table-cell office:value-type="percentage" office:value="0.92617357989839921" table:style-name="ce40">
            <text:p>92,6%</text:p>
          </table:table-cell>
          <table:table-cell office:value-type="float" office:value="284295" table:style-name="ce39">
            <text:p>284.295</text:p>
          </table:table-cell>
          <table:table-cell office:value-type="percentage" office:value="0.85992347363167532" table:style-name="ce40">
            <text:p>86,0%</text:p>
          </table:table-cell>
          <table:table-cell office:value-type="float" office:value="201042" table:style-name="ce39">
            <text:p>201.042</text:p>
          </table:table-cell>
          <table:table-cell office:value-type="percentage" office:value="0.7560783900775101" table:style-name="ce40">
            <text:p>75,6%</text:p>
          </table:table-cell>
          <table:table-cell office:value-type="float" office:value="165960" table:style-name="ce39">
            <text:p>165.960</text:p>
          </table:table-cell>
          <table:table-cell office:value-type="percentage" office:value="0.76097373090802378" table:style-name="ce40">
            <text:p>76,1%</text:p>
          </table:table-cell>
          <table:table-cell office:value-type="float" office:value="140137" table:style-name="ce39">
            <text:p>140.137</text:p>
          </table:table-cell>
          <table:table-cell office:value-type="percentage" office:value="0.80551468052330255" table:style-name="ce40">
            <text:p>80,6%</text:p>
          </table:table-cell>
          <table:table-cell office:value-type="float" office:value="1592867" table:style-name="ce39">
            <text:p>1.592.867</text:p>
          </table:table-cell>
          <table:table-cell office:value-type="float" office:value="1808784" table:style-name="ce39">
            <text:p>1.808.784</text:p>
          </table:table-cell>
          <table:table-cell office:value-type="percentage" office:value="0.88062864333165269" table:style-name="ce40">
            <text:p>88,1%</text:p>
          </table:table-cell>
          <table:table-cell office:value-type="percentage" office:value="0.77882390216020669" table:style-name="ce4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taluña</text:p>
          </table:table-cell>
          <table:table-cell office:value-type="float" office:value="458132" table:style-name="ce39">
            <text:p>458.132</text:p>
          </table:table-cell>
          <table:table-cell office:value-type="percentage" office:value="1" table:style-name="ce40">
            <text:p>100,0%</text:p>
          </table:table-cell>
          <table:table-cell office:value-type="float" office:value="617236" table:style-name="ce39">
            <text:p>617.236</text:p>
          </table:table-cell>
          <table:table-cell office:value-type="percentage" office:value="0.97157842377993109" table:style-name="ce40">
            <text:p>97,2%</text:p>
          </table:table-cell>
          <table:table-cell office:value-type="float" office:value="795507" table:style-name="ce39">
            <text:p>795.507</text:p>
          </table:table-cell>
          <table:table-cell office:value-type="percentage" office:value="0.94976384458155838" table:style-name="ce40">
            <text:p>95,0%</text:p>
          </table:table-cell>
          <table:table-cell office:value-type="float" office:value="1017023" table:style-name="ce39">
            <text:p>1.017.023</text:p>
          </table:table-cell>
          <table:table-cell office:value-type="percentage" office:value="0.93152741394786498" table:style-name="ce40">
            <text:p>93,2%</text:p>
          </table:table-cell>
          <table:table-cell office:value-type="float" office:value="1110796" table:style-name="ce39">
            <text:p>1.110.796</text:p>
          </table:table-cell>
          <table:table-cell office:value-type="percentage" office:value="0.84358593663969383" table:style-name="ce40">
            <text:p>84,4%</text:p>
          </table:table-cell>
          <table:table-cell office:value-type="float" office:value="741401" table:style-name="ce39">
            <text:p>741.401</text:p>
          </table:table-cell>
          <table:table-cell office:value-type="percentage" office:value="0.70971098509360053" table:style-name="ce40">
            <text:p>71,0%</text:p>
          </table:table-cell>
          <table:table-cell office:value-type="float" office:value="587859" table:style-name="ce39">
            <text:p>587.859</text:p>
          </table:table-cell>
          <table:table-cell office:value-type="percentage" office:value="0.70072055641974651" table:style-name="ce40">
            <text:p>70,1%</text:p>
          </table:table-cell>
          <table:table-cell office:value-type="float" office:value="485927" table:style-name="ce39">
            <text:p>485.927</text:p>
          </table:table-cell>
          <table:table-cell office:value-type="percentage" office:value="0.74055498151382426" table:style-name="ce40">
            <text:p>74,1%</text:p>
          </table:table-cell>
          <table:table-cell office:value-type="float" office:value="5813881" table:style-name="ce39">
            <text:p>5.813.881</text:p>
          </table:table-cell>
          <table:table-cell office:value-type="float" office:value="6868360" table:style-name="ce39">
            <text:p>6.868.360</text:p>
          </table:table-cell>
          <table:table-cell office:value-type="percentage" office:value="0.84647295715425519" table:style-name="ce40">
            <text:p>84,6%</text:p>
          </table:table-cell>
          <table:table-cell office:value-type="percentage" office:value="0.74723946944654696" table:style-name="ce40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. Valenciana</text:p>
          </table:table-cell>
          <table:table-cell office:value-type="float" office:value="296949" table:style-name="ce39">
            <text:p>296.949</text:p>
          </table:table-cell>
          <table:table-cell office:value-type="percentage" office:value="1" table:style-name="ce40">
            <text:p>100,0%</text:p>
          </table:table-cell>
          <table:table-cell office:value-type="float" office:value="433892" table:style-name="ce39">
            <text:p>433.892</text:p>
          </table:table-cell>
          <table:table-cell office:value-type="percentage" office:value="0.99093321640151466" table:style-name="ce40">
            <text:p>99,1%</text:p>
          </table:table-cell>
          <table:table-cell office:value-type="float" office:value="568203" table:style-name="ce39">
            <text:p>568.203</text:p>
          </table:table-cell>
          <table:table-cell office:value-type="percentage" office:value="0.97843224366657022" table:style-name="ce40">
            <text:p>97,8%</text:p>
          </table:table-cell>
          <table:table-cell office:value-type="float" office:value="712605" table:style-name="ce39">
            <text:p>712.605</text:p>
          </table:table-cell>
          <table:table-cell office:value-type="percentage" office:value="0.9471923374458685" table:style-name="ce40">
            <text:p>94,7%</text:p>
          </table:table-cell>
          <table:table-cell office:value-type="float" office:value="747883" table:style-name="ce39">
            <text:p>747.883</text:p>
          </table:table-cell>
          <table:table-cell office:value-type="percentage" office:value="0.87822162829913053" table:style-name="ce40">
            <text:p>87,8%</text:p>
          </table:table-cell>
          <table:table-cell office:value-type="float" office:value="499522" table:style-name="ce39">
            <text:p>499.522</text:p>
          </table:table-cell>
          <table:table-cell office:value-type="percentage" office:value="0.76996542629851761" table:style-name="ce40">
            <text:p>77,0%</text:p>
          </table:table-cell>
          <table:table-cell office:value-type="float" office:value="411700" table:style-name="ce39">
            <text:p>411.700</text:p>
          </table:table-cell>
          <table:table-cell office:value-type="percentage" office:value="0.7976734363314385" table:style-name="ce40">
            <text:p>79,8%</text:p>
          </table:table-cell>
          <table:table-cell office:value-type="float" office:value="351861" table:style-name="ce39">
            <text:p>351.861</text:p>
          </table:table-cell>
          <table:table-cell office:value-type="percentage" office:value="0.82882286570356467" table:style-name="ce40">
            <text:p>82,9%</text:p>
          </table:table-cell>
          <table:table-cell office:value-type="float" office:value="4022615" table:style-name="ce39">
            <text:p>4.022.615</text:p>
          </table:table-cell>
          <table:table-cell office:value-type="float" office:value="4488459" table:style-name="ce39">
            <text:p>4.488.459</text:p>
          </table:table-cell>
          <table:table-cell office:value-type="percentage" office:value="0.89621293187706519" table:style-name="ce40">
            <text:p>89,6%</text:p>
          </table:table-cell>
          <table:table-cell office:value-type="percentage" office:value="0.79539929287119171" table:style-name="ce40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Extremadura</text:p>
          </table:table-cell>
          <table:table-cell office:value-type="float" office:value="78202" table:style-name="ce39">
            <text:p>78.202</text:p>
          </table:table-cell>
          <table:table-cell office:value-type="percentage" office:value="1" table:style-name="ce40">
            <text:p>100,0%</text:p>
          </table:table-cell>
          <table:table-cell office:value-type="float" office:value="95838" table:style-name="ce39">
            <text:p>95.838</text:p>
          </table:table-cell>
          <table:table-cell office:value-type="percentage" office:value="1" table:style-name="ce40">
            <text:p>100,0%</text:p>
          </table:table-cell>
          <table:table-cell office:value-type="float" office:value="132492" table:style-name="ce39">
            <text:p>132.492</text:p>
          </table:table-cell>
          <table:table-cell office:value-type="percentage" office:value="1" table:style-name="ce40">
            <text:p>100,0%</text:p>
          </table:table-cell>
          <table:table-cell office:value-type="float" office:value="161004" table:style-name="ce39">
            <text:p>161.004</text:p>
          </table:table-cell>
          <table:table-cell office:value-type="percentage" office:value="0.95147031013615735" table:style-name="ce40">
            <text:p>95,1%</text:p>
          </table:table-cell>
          <table:table-cell office:value-type="float" office:value="145488" table:style-name="ce39">
            <text:p>145.488</text:p>
          </table:table-cell>
          <table:table-cell office:value-type="percentage" office:value="0.91218478438060369" table:style-name="ce40">
            <text:p>91,2%</text:p>
          </table:table-cell>
          <table:table-cell office:value-type="float" office:value="111537" table:style-name="ce39">
            <text:p>111.537</text:p>
          </table:table-cell>
          <table:table-cell office:value-type="percentage" office:value="0.83561459105926772" table:style-name="ce40">
            <text:p>83,6%</text:p>
          </table:table-cell>
          <table:table-cell office:value-type="float" office:value="89915" table:style-name="ce39">
            <text:p>89.915</text:p>
          </table:table-cell>
          <table:table-cell office:value-type="percentage" office:value="0.79346099541122483" table:style-name="ce40">
            <text:p>79,3%</text:p>
          </table:table-cell>
          <table:table-cell office:value-type="float" office:value="72728" table:style-name="ce39">
            <text:p>72.728</text:p>
          </table:table-cell>
          <table:table-cell office:value-type="percentage" office:value="0.85814749262536871" table:style-name="ce40">
            <text:p>85,8%</text:p>
          </table:table-cell>
          <table:table-cell office:value-type="float" office:value="887204" table:style-name="ce39">
            <text:p>887.204</text:p>
          </table:table-cell>
          <table:table-cell office:value-type="float" office:value="953437" table:style-name="ce39">
            <text:p>953.437</text:p>
          </table:table-cell>
          <table:table-cell office:value-type="percentage" office:value="0.93053237917135589" table:style-name="ce40">
            <text:p>93,1%</text:p>
          </table:table-cell>
          <table:table-cell office:value-type="percentage" office:value="0.83384853386366564" table:style-name="ce40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Galicia</text:p>
          </table:table-cell>
          <table:table-cell office:value-type="float" office:value="241958" table:style-name="ce39">
            <text:p>241.958</text:p>
          </table:table-cell>
          <table:table-cell office:value-type="percentage" office:value="1" table:style-name="ce40">
            <text:p>100,0%</text:p>
          </table:table-cell>
          <table:table-cell office:value-type="float" office:value="290897" table:style-name="ce39">
            <text:p>290.897</text:p>
          </table:table-cell>
          <table:table-cell office:value-type="percentage" office:value="1" table:style-name="ce40">
            <text:p>100,0%</text:p>
          </table:table-cell>
          <table:table-cell office:value-type="float" office:value="344591" table:style-name="ce39">
            <text:p>344.591</text:p>
          </table:table-cell>
          <table:table-cell office:value-type="percentage" office:value="0.99326659498972403" table:style-name="ce40">
            <text:p>99,3%</text:p>
          </table:table-cell>
          <table:table-cell office:value-type="float" office:value="389201" table:style-name="ce39">
            <text:p>389.201</text:p>
          </table:table-cell>
          <table:table-cell office:value-type="percentage" office:value="0.9588853110086748" table:style-name="ce40">
            <text:p>95,9%</text:p>
          </table:table-cell>
          <table:table-cell office:value-type="float" office:value="405025" table:style-name="ce39">
            <text:p>405.025</text:p>
          </table:table-cell>
          <table:table-cell office:value-type="percentage" office:value="0.91382177288531008" table:style-name="ce40">
            <text:p>91,4%</text:p>
          </table:table-cell>
          <table:table-cell office:value-type="float" office:value="259747" table:style-name="ce39">
            <text:p>259.747</text:p>
          </table:table-cell>
          <table:table-cell office:value-type="percentage" office:value="0.80315576609112949" table:style-name="ce40">
            <text:p>80,3%</text:p>
          </table:table-cell>
          <table:table-cell office:value-type="float" office:value="194390" table:style-name="ce39">
            <text:p>194.390</text:p>
          </table:table-cell>
          <table:table-cell office:value-type="percentage" office:value="0.84158437274061504" table:style-name="ce40">
            <text:p>84,2%</text:p>
          </table:table-cell>
          <table:table-cell office:value-type="float" office:value="163269" table:style-name="ce39">
            <text:p>163.269</text:p>
          </table:table-cell>
          <table:table-cell office:value-type="percentage" office:value="0.90701472720505316" table:style-name="ce40">
            <text:p>90,7%</text:p>
          </table:table-cell>
          <table:table-cell office:value-type="float" office:value="2289078" table:style-name="ce39">
            <text:p>2.289.078</text:p>
          </table:table-cell>
          <table:table-cell office:value-type="float" office:value="2454497" table:style-name="ce39">
            <text:p>2.454.497</text:p>
          </table:table-cell>
          <table:table-cell office:value-type="percentage" office:value="0.93260574366153226" table:style-name="ce40">
            <text:p>93,3%</text:p>
          </table:table-cell>
          <table:table-cell office:value-type="percentage" office:value="0.84723588071591771" table:style-name="ce40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La Rioja</text:p>
          </table:table-cell>
          <table:table-cell office:value-type="float" office:value="23347" table:style-name="ce39">
            <text:p>23.347</text:p>
          </table:table-cell>
          <table:table-cell office:value-type="percentage" office:value="1" table:style-name="ce40">
            <text:p>100,0%</text:p>
          </table:table-cell>
          <table:table-cell office:value-type="float" office:value="28628" table:style-name="ce39">
            <text:p>28.628</text:p>
          </table:table-cell>
          <table:table-cell office:value-type="percentage" office:value="1" table:style-name="ce40">
            <text:p>100,0%</text:p>
          </table:table-cell>
          <table:table-cell office:value-type="float" office:value="37901" table:style-name="ce39">
            <text:p>37.901</text:p>
          </table:table-cell>
          <table:table-cell office:value-type="percentage" office:value="1" table:style-name="ce40">
            <text:p>100,0%</text:p>
          </table:table-cell>
          <table:table-cell office:value-type="float" office:value="45140" table:style-name="ce39">
            <text:p>45.140</text:p>
          </table:table-cell>
          <table:table-cell office:value-type="percentage" office:value="0.94704598858677413" table:style-name="ce40">
            <text:p>94,7%</text:p>
          </table:table-cell>
          <table:table-cell office:value-type="float" office:value="47009" table:style-name="ce39">
            <text:p>47.009</text:p>
          </table:table-cell>
          <table:table-cell office:value-type="percentage" office:value="0.88785011426520866" table:style-name="ce40">
            <text:p>88,8%</text:p>
          </table:table-cell>
          <table:table-cell office:value-type="float" office:value="30047" table:style-name="ce39">
            <text:p>30.047</text:p>
          </table:table-cell>
          <table:table-cell office:value-type="percentage" office:value="0.7641852539484727" table:style-name="ce40">
            <text:p>76,4%</text:p>
          </table:table-cell>
          <table:table-cell office:value-type="float" office:value="22285" table:style-name="ce39">
            <text:p>22.285</text:p>
          </table:table-cell>
          <table:table-cell office:value-type="percentage" office:value="0.73166327401667874" table:style-name="ce40">
            <text:p>73,2%</text:p>
          </table:table-cell>
          <table:table-cell office:value-type="float" office:value="19843" table:style-name="ce39">
            <text:p>19.843</text:p>
          </table:table-cell>
          <table:table-cell office:value-type="percentage" office:value="0.77718157606141314" table:style-name="ce40">
            <text:p>77,7%</text:p>
          </table:table-cell>
          <table:table-cell office:value-type="float" office:value="254200" table:style-name="ce39">
            <text:p>254.200</text:p>
          </table:table-cell>
          <table:table-cell office:value-type="float" office:value="283970" table:style-name="ce39">
            <text:p>283.970</text:p>
          </table:table-cell>
          <table:table-cell office:value-type="percentage" office:value="0.89516498221643126" table:style-name="ce40">
            <text:p>89,5%</text:p>
          </table:table-cell>
          <table:table-cell office:value-type="percentage" office:value="0.79458854567164927" table:style-name="ce40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adrid</text:p>
          </table:table-cell>
          <table:table-cell office:value-type="float" office:value="373537" table:style-name="ce39">
            <text:p>373.537</text:p>
          </table:table-cell>
          <table:table-cell office:value-type="percentage" office:value="1" table:style-name="ce40">
            <text:p>100,0%</text:p>
          </table:table-cell>
          <table:table-cell office:value-type="float" office:value="510107" table:style-name="ce39">
            <text:p>510.107</text:p>
          </table:table-cell>
          <table:table-cell office:value-type="percentage" office:value="0.9696358545547169" table:style-name="ce40">
            <text:p>97,0%</text:p>
          </table:table-cell>
          <table:table-cell office:value-type="float" office:value="685699" table:style-name="ce39">
            <text:p>685.699</text:p>
          </table:table-cell>
          <table:table-cell office:value-type="percentage" office:value="0.97494181194131291" table:style-name="ce40">
            <text:p>97,5%</text:p>
          </table:table-cell>
          <table:table-cell office:value-type="float" office:value="933479" table:style-name="ce39">
            <text:p>933.479</text:p>
          </table:table-cell>
          <table:table-cell office:value-type="percentage" office:value="0.95959633340631978" table:style-name="ce40">
            <text:p>96,0%</text:p>
          </table:table-cell>
          <table:table-cell office:value-type="float" office:value="1015575" table:style-name="ce39">
            <text:p>1.015.575</text:p>
          </table:table-cell>
          <table:table-cell office:value-type="percentage" office:value="0.87101222929215216" table:style-name="ce40">
            <text:p>87,1%</text:p>
          </table:table-cell>
          <table:table-cell office:value-type="float" office:value="720328" table:style-name="ce39">
            <text:p>720.328</text:p>
          </table:table-cell>
          <table:table-cell office:value-type="percentage" office:value="0.7585274419780127" table:style-name="ce40">
            <text:p>75,9%</text:p>
          </table:table-cell>
          <table:table-cell office:value-type="float" office:value="563832" table:style-name="ce39">
            <text:p>563.832</text:p>
          </table:table-cell>
          <table:table-cell office:value-type="percentage" office:value="0.75939526583386641" table:style-name="ce40">
            <text:p>75,9%</text:p>
          </table:table-cell>
          <table:table-cell office:value-type="float" office:value="414479" table:style-name="ce39">
            <text:p>414.479</text:p>
          </table:table-cell>
          <table:table-cell office:value-type="percentage" office:value="0.74877606396623919" table:style-name="ce40">
            <text:p>74,9%</text:p>
          </table:table-cell>
          <table:table-cell office:value-type="float" office:value="5217036" table:style-name="ce39">
            <text:p>5.217.036</text:p>
          </table:table-cell>
          <table:table-cell office:value-type="float" office:value="5977937" table:style-name="ce39">
            <text:p>5.977.937</text:p>
          </table:table-cell>
          <table:table-cell office:value-type="percentage" office:value="0.87271511894488019" table:style-name="ce40">
            <text:p>87,3%</text:p>
          </table:table-cell>
          <table:table-cell office:value-type="percentage" office:value="0.76948704757364728" table:style-name="ce40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urcia</text:p>
          </table:table-cell>
          <table:table-cell office:value-type="float" office:value="73865" table:style-name="ce39">
            <text:p>73.865</text:p>
          </table:table-cell>
          <table:table-cell office:value-type="percentage" office:value="1" table:style-name="ce40">
            <text:p>100,0%</text:p>
          </table:table-cell>
          <table:table-cell office:value-type="float" office:value="103032" table:style-name="ce39">
            <text:p>103.032</text:p>
          </table:table-cell>
          <table:table-cell office:value-type="percentage" office:value="1" table:style-name="ce40">
            <text:p>100,0%</text:p>
          </table:table-cell>
          <table:table-cell office:value-type="float" office:value="147496" table:style-name="ce39">
            <text:p>147.496</text:p>
          </table:table-cell>
          <table:table-cell office:value-type="percentage" office:value="1" table:style-name="ce40">
            <text:p>100,0%</text:p>
          </table:table-cell>
          <table:table-cell office:value-type="float" office:value="205961" table:style-name="ce39">
            <text:p>205.961</text:p>
          </table:table-cell>
          <table:table-cell office:value-type="percentage" office:value="0.96579228720411148" table:style-name="ce40">
            <text:p>96,6%</text:p>
          </table:table-cell>
          <table:table-cell office:value-type="float" office:value="228355" table:style-name="ce39">
            <text:p>228.355</text:p>
          </table:table-cell>
          <table:table-cell office:value-type="percentage" office:value="0.89848007334049429" table:style-name="ce40">
            <text:p>89,8%</text:p>
          </table:table-cell>
          <table:table-cell office:value-type="float" office:value="161264" table:style-name="ce39">
            <text:p>161.264</text:p>
          </table:table-cell>
          <table:table-cell office:value-type="percentage" office:value="0.77158701071276492" table:style-name="ce40">
            <text:p>77,2%</text:p>
          </table:table-cell>
          <table:table-cell office:value-type="float" office:value="134220" table:style-name="ce39">
            <text:p>134.220</text:p>
          </table:table-cell>
          <table:table-cell office:value-type="percentage" office:value="0.77922530305141424" table:style-name="ce40">
            <text:p>77,9%</text:p>
          </table:table-cell>
          <table:table-cell office:value-type="float" office:value="112914" table:style-name="ce39">
            <text:p>112.914</text:p>
          </table:table-cell>
          <table:table-cell office:value-type="percentage" office:value="0.79576303437777496" table:style-name="ce40">
            <text:p>79,6%</text:p>
          </table:table-cell>
          <table:table-cell office:value-type="float" office:value="1167107" table:style-name="ce39">
            <text:p>1.167.107</text:p>
          </table:table-cell>
          <table:table-cell office:value-type="float" office:value="1310137" table:style-name="ce39">
            <text:p>1.310.137</text:p>
          </table:table-cell>
          <table:table-cell office:value-type="percentage" office:value="0.89082821109548083" table:style-name="ce40">
            <text:p>89,1%</text:p>
          </table:table-cell>
          <table:table-cell office:value-type="percentage" office:value="0.77227872802069275" table:style-name="ce40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Navarra</text:p>
          </table:table-cell>
          <table:table-cell office:value-type="float" office:value="42481" table:style-name="ce39">
            <text:p>42.481</text:p>
          </table:table-cell>
          <table:table-cell office:value-type="percentage" office:value="1" table:style-name="ce40">
            <text:p>100,0%</text:p>
          </table:table-cell>
          <table:table-cell office:value-type="float" office:value="55833" table:style-name="ce39">
            <text:p>55.833</text:p>
          </table:table-cell>
          <table:table-cell office:value-type="percentage" office:value="1" table:style-name="ce40">
            <text:p>100,0%</text:p>
          </table:table-cell>
          <table:table-cell office:value-type="float" office:value="72023" table:style-name="ce39">
            <text:p>72.023</text:p>
          </table:table-cell>
          <table:table-cell office:value-type="percentage" office:value="0.97533990574725093" table:style-name="ce40">
            <text:p>97,5%</text:p>
          </table:table-cell>
          <table:table-cell office:value-type="float" office:value="91434" table:style-name="ce39">
            <text:p>91.434</text:p>
          </table:table-cell>
          <table:table-cell office:value-type="percentage" office:value="0.94560158851635057" table:style-name="ce40">
            <text:p>94,6%</text:p>
          </table:table-cell>
          <table:table-cell office:value-type="float" office:value="94506" table:style-name="ce39">
            <text:p>94.506</text:p>
          </table:table-cell>
          <table:table-cell office:value-type="percentage" office:value="0.87503935112312736" table:style-name="ce40">
            <text:p>87,5%</text:p>
          </table:table-cell>
          <table:table-cell office:value-type="float" office:value="62364" table:style-name="ce39">
            <text:p>62.364</text:p>
          </table:table-cell>
          <table:table-cell office:value-type="percentage" office:value="0.76669822106932539" table:style-name="ce40">
            <text:p>76,7%</text:p>
          </table:table-cell>
          <table:table-cell office:value-type="float" office:value="53558" table:style-name="ce39">
            <text:p>53.558</text:p>
          </table:table-cell>
          <table:table-cell office:value-type="percentage" office:value="0.78614939744888224" table:style-name="ce40">
            <text:p>78,6%</text:p>
          </table:table-cell>
          <table:table-cell office:value-type="float" office:value="45008" table:style-name="ce39">
            <text:p>45.008</text:p>
          </table:table-cell>
          <table:table-cell office:value-type="percentage" office:value="0.79818401078243595" table:style-name="ce40">
            <text:p>79,8%</text:p>
          </table:table-cell>
          <table:table-cell office:value-type="float" office:value="517207" table:style-name="ce39">
            <text:p>517.207</text:p>
          </table:table-cell>
          <table:table-cell office:value-type="float" office:value="581354" table:style-name="ce39">
            <text:p>581.354</text:p>
          </table:table-cell>
          <table:table-cell office:value-type="percentage" office:value="0.88965931257030995" table:style-name="ce40">
            <text:p>89,0%</text:p>
          </table:table-cell>
          <table:table-cell office:value-type="percentage" office:value="0.78222829202189359" table:style-name="ce40">
            <text:p>78,2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País Vasco</text:p>
          </table:table-cell>
          <table:table-cell office:value-type="float" office:value="164041" table:style-name="ce39">
            <text:p>164.041</text:p>
          </table:table-cell>
          <table:table-cell office:value-type="percentage" office:value="1" table:style-name="ce40">
            <text:p>100,0%</text:p>
          </table:table-cell>
          <table:table-cell office:value-type="float" office:value="213556" table:style-name="ce39">
            <text:p>213.556</text:p>
          </table:table-cell>
          <table:table-cell office:value-type="percentage" office:value="1" table:style-name="ce40">
            <text:p>100,0%</text:p>
          </table:table-cell>
          <table:table-cell office:value-type="float" office:value="277918" table:style-name="ce39">
            <text:p>277.918</text:p>
          </table:table-cell>
          <table:table-cell office:value-type="percentage" office:value="0.99214262509861884" table:style-name="ce40">
            <text:p>99,2%</text:p>
          </table:table-cell>
          <table:table-cell office:value-type="float" office:value="322066" table:style-name="ce39">
            <text:p>322.066</text:p>
          </table:table-cell>
          <table:table-cell office:value-type="percentage" office:value="0.94731702438694387" table:style-name="ce40">
            <text:p>94,7%</text:p>
          </table:table-cell>
          <table:table-cell office:value-type="float" office:value="317223" table:style-name="ce39">
            <text:p>317.223</text:p>
          </table:table-cell>
          <table:table-cell office:value-type="percentage" office:value="0.87598479011854757" table:style-name="ce40">
            <text:p>87,6%</text:p>
          </table:table-cell>
          <table:table-cell office:value-type="float" office:value="196860" table:style-name="ce39">
            <text:p>196.860</text:p>
          </table:table-cell>
          <table:table-cell office:value-type="percentage" office:value="0.75557585504120239" table:style-name="ce40">
            <text:p>75,6%</text:p>
          </table:table-cell>
          <table:table-cell office:value-type="float" office:value="151994" table:style-name="ce39">
            <text:p>151.994</text:p>
          </table:table-cell>
          <table:table-cell office:value-type="percentage" office:value="0.75418539799736029" table:style-name="ce40">
            <text:p>75,4%</text:p>
          </table:table-cell>
          <table:table-cell office:value-type="float" office:value="135205" table:style-name="ce39">
            <text:p>135.205</text:p>
          </table:table-cell>
          <table:table-cell office:value-type="percentage" office:value="0.80189910204856296" table:style-name="ce40">
            <text:p>80,2%</text:p>
          </table:table-cell>
          <table:table-cell office:value-type="float" office:value="1778863" table:style-name="ce39">
            <text:p>1.778.863</text:p>
          </table:table-cell>
          <table:table-cell office:value-type="float" office:value="1983943" table:style-name="ce39">
            <text:p>1.983.943</text:p>
          </table:table-cell>
          <table:table-cell office:value-type="percentage" office:value="0.89663009471542277" table:style-name="ce40">
            <text:p>89,7%</text:p>
          </table:table-cell>
          <table:table-cell office:value-type="percentage" office:value="0.8011077665250772" table:style-name="ce40">
            <text:p>80,1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Ceuta</text:p>
          </table:table-cell>
          <table:table-cell office:value-type="float" office:value="2393" table:style-name="ce39">
            <text:p>2.393</text:p>
          </table:table-cell>
          <table:table-cell office:value-type="percentage" office:value="0.91861804222648757" table:style-name="ce40">
            <text:p>91,9%</text:p>
          </table:table-cell>
          <table:table-cell office:value-type="float" office:value="3879" table:style-name="ce39">
            <text:p>3.879</text:p>
          </table:table-cell>
          <table:table-cell office:value-type="percentage" office:value="0.89833256137100514" table:style-name="ce40">
            <text:p>89,8%</text:p>
          </table:table-cell>
          <table:table-cell office:value-type="float" office:value="7593" table:style-name="ce39">
            <text:p>7.593</text:p>
          </table:table-cell>
          <table:table-cell office:value-type="percentage" office:value="0.9663993890798015" table:style-name="ce40">
            <text:p>96,6%</text:p>
          </table:table-cell>
          <table:table-cell office:value-type="float" office:value="10428" table:style-name="ce39">
            <text:p>10.428</text:p>
          </table:table-cell>
          <table:table-cell office:value-type="percentage" office:value="0.90238836967808933" table:style-name="ce40">
            <text:p>90,2%</text:p>
          </table:table-cell>
          <table:table-cell office:value-type="float" office:value="10883" table:style-name="ce39">
            <text:p>10.883</text:p>
          </table:table-cell>
          <table:table-cell office:value-type="percentage" office:value="0.86086062331909508" table:style-name="ce40">
            <text:p>86,1%</text:p>
          </table:table-cell>
          <table:table-cell office:value-type="float" office:value="8739" table:style-name="ce39">
            <text:p>8.739</text:p>
          </table:table-cell>
          <table:table-cell office:value-type="percentage" office:value="0.73474020514545146" table:style-name="ce40">
            <text:p>73,5%</text:p>
          </table:table-cell>
          <table:table-cell office:value-type="float" office:value="8252" table:style-name="ce39">
            <text:p>8.252</text:p>
          </table:table-cell>
          <table:table-cell office:value-type="percentage" office:value="0.75243913558858389" table:style-name="ce40">
            <text:p>75,2%</text:p>
          </table:table-cell>
          <table:table-cell office:value-type="float" office:value="7186" table:style-name="ce39">
            <text:p>7.186</text:p>
          </table:table-cell>
          <table:table-cell office:value-type="percentage" office:value="0.78742055665132593" table:style-name="ce40">
            <text:p>78,7%</text:p>
          </table:table-cell>
          <table:table-cell office:value-type="float" office:value="59353" table:style-name="ce39">
            <text:p>59.353</text:p>
          </table:table-cell>
          <table:table-cell office:value-type="float" office:value="70965" table:style-name="ce39">
            <text:p>70.965</text:p>
          </table:table-cell>
          <table:table-cell office:value-type="percentage" office:value="0.83637004156978789" table:style-name="ce40">
            <text:p>83,6%</text:p>
          </table:table-cell>
          <table:table-cell office:value-type="percentage" office:value="0.70488824493479962" table:style-name="ce40">
            <text:p>70,5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Melilla</text:p>
          </table:table-cell>
          <table:table-cell office:value-type="float" office:value="2005" table:style-name="ce39">
            <text:p>2.005</text:p>
          </table:table-cell>
          <table:table-cell office:value-type="percentage" office:value="0.85355470412941681" table:style-name="ce40">
            <text:p>85,4%</text:p>
          </table:table-cell>
          <table:table-cell office:value-type="float" office:value="3302" table:style-name="ce39">
            <text:p>3.302</text:p>
          </table:table-cell>
          <table:table-cell office:value-type="percentage" office:value="0.8810032017075774" table:style-name="ce40">
            <text:p>88,1%</text:p>
          </table:table-cell>
          <table:table-cell office:value-type="float" office:value="7097" table:style-name="ce39">
            <text:p>7.097</text:p>
          </table:table-cell>
          <table:table-cell office:value-type="percentage" office:value="0.90673310336016355" table:style-name="ce40">
            <text:p>90,7%</text:p>
          </table:table-cell>
          <table:table-cell office:value-type="float" office:value="9567" table:style-name="ce39">
            <text:p>9.567</text:p>
          </table:table-cell>
          <table:table-cell office:value-type="percentage" office:value="0.84671209841578898" table:style-name="ce40">
            <text:p>84,7%</text:p>
          </table:table-cell>
          <table:table-cell office:value-type="float" office:value="9884" table:style-name="ce39">
            <text:p>9.884</text:p>
          </table:table-cell>
          <table:table-cell office:value-type="percentage" office:value="0.82352941176470584" table:style-name="ce40">
            <text:p>82,4%</text:p>
          </table:table-cell>
          <table:table-cell office:value-type="float" office:value="8326" table:style-name="ce39">
            <text:p>8.326</text:p>
          </table:table-cell>
          <table:table-cell office:value-type="percentage" office:value="0.68622764361658284" table:style-name="ce40">
            <text:p>68,6%</text:p>
          </table:table-cell>
          <table:table-cell office:value-type="float" office:value="8137" table:style-name="ce39">
            <text:p>8.137</text:p>
          </table:table-cell>
          <table:table-cell office:value-type="percentage" office:value="0.67836598582742813" table:style-name="ce40">
            <text:p>67,8%</text:p>
          </table:table-cell>
          <table:table-cell office:value-type="float" office:value="7086" table:style-name="ce39">
            <text:p>7.086</text:p>
          </table:table-cell>
          <table:table-cell office:value-type="percentage" office:value="0.74012951744307498" table:style-name="ce40">
            <text:p>74,0%</text:p>
          </table:table-cell>
          <table:table-cell office:value-type="float" office:value="55404" table:style-name="ce39">
            <text:p>55.404</text:p>
          </table:table-cell>
          <table:table-cell office:value-type="float" office:value="70927" table:style-name="ce39">
            <text:p>70.927</text:p>
          </table:table-cell>
          <table:table-cell office:value-type="percentage" office:value="0.78114117331904631" table:style-name="ce40">
            <text:p>78,1%</text:p>
          </table:table-cell>
          <table:table-cell office:value-type="percentage" office:value="0.63627176259819007" table:style-name="ce40">
            <text:p>63,6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Fuerzas Armadas</text:p>
          </table:table-cell>
          <table:table-cell office:value-type="float" office:value="32" table:style-name="ce39">
            <text:p>32</text:p>
          </table:table-cell>
          <table:table-cell office:value-type="string" table:style-name="ce40">
            <text:p>-</text:p>
          </table:table-cell>
          <table:table-cell office:value-type="float" office:value="18" table:style-name="ce39">
            <text:p>18</text:p>
          </table:table-cell>
          <table:table-cell office:value-type="string" table:style-name="ce40">
            <text:p>-</text:p>
          </table:table-cell>
          <table:table-cell office:value-type="float" office:value="3485" table:style-name="ce39">
            <text:p>3.485</text:p>
          </table:table-cell>
          <table:table-cell office:value-type="string" table:style-name="ce40">
            <text:p>-</text:p>
          </table:table-cell>
          <table:table-cell office:value-type="float" office:value="9366" table:style-name="ce39">
            <text:p>9.366</text:p>
          </table:table-cell>
          <table:table-cell office:value-type="string" table:style-name="ce40">
            <text:p>-</text:p>
          </table:table-cell>
          <table:table-cell office:value-type="float" office:value="21845" table:style-name="ce39">
            <text:p>21.845</text:p>
          </table:table-cell>
          <table:table-cell office:value-type="string" table:style-name="ce40">
            <text:p>-</text:p>
          </table:table-cell>
          <table:table-cell office:value-type="float" office:value="31642" table:style-name="ce39">
            <text:p>31.642</text:p>
          </table:table-cell>
          <table:table-cell office:value-type="string" table:style-name="ce40">
            <text:p>-</text:p>
          </table:table-cell>
          <table:table-cell office:value-type="float" office:value="24291" table:style-name="ce39">
            <text:p>24.291</text:p>
          </table:table-cell>
          <table:table-cell office:value-type="string" table:style-name="ce40">
            <text:p>-</text:p>
          </table:table-cell>
          <table:table-cell office:value-type="float" office:value="1070" table:style-name="ce39">
            <text:p>1.070</text:p>
          </table:table-cell>
          <table:table-cell office:value-type="string" table:style-name="ce40">
            <text:p>-</text:p>
          </table:table-cell>
          <table:table-cell office:value-type="float" office:value="91749" table:style-name="ce39">
            <text:p>91.749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41">
            <text:p>Sanidad Exterior</text:p>
          </table:table-cell>
          <table:table-cell office:value-type="float" office:value="21" table:style-name="ce42">
            <text:p>21</text:p>
          </table:table-cell>
          <table:table-cell office:value-type="string" table:style-name="ce43">
            <text:p>-</text:p>
          </table:table-cell>
          <table:table-cell office:value-type="float" office:value="23" table:style-name="ce42">
            <text:p>23</text:p>
          </table:table-cell>
          <table:table-cell office:value-type="string" table:style-name="ce43">
            <text:p>-</text:p>
          </table:table-cell>
          <table:table-cell office:value-type="float" office:value="188" table:style-name="ce42">
            <text:p>188</text:p>
          </table:table-cell>
          <table:table-cell office:value-type="string" table:style-name="ce43">
            <text:p>-</text:p>
          </table:table-cell>
          <table:table-cell office:value-type="float" office:value="520" table:style-name="ce42">
            <text:p>520</text:p>
          </table:table-cell>
          <table:table-cell office:value-type="string" table:style-name="ce43">
            <text:p>-</text:p>
          </table:table-cell>
          <table:table-cell office:value-type="float" office:value="984" table:style-name="ce42">
            <text:p>984</text:p>
          </table:table-cell>
          <table:table-cell office:value-type="string" table:style-name="ce43">
            <text:p>-</text:p>
          </table:table-cell>
          <table:table-cell office:value-type="float" office:value="1096" table:style-name="ce42">
            <text:p>1.096</text:p>
          </table:table-cell>
          <table:table-cell office:value-type="string" table:style-name="ce43">
            <text:p>-</text:p>
          </table:table-cell>
          <table:table-cell office:value-type="float" office:value="975" table:style-name="ce42">
            <text:p>975</text:p>
          </table:table-cell>
          <table:table-cell office:value-type="string" table:style-name="ce43">
            <text:p>-</text:p>
          </table:table-cell>
          <table:table-cell office:value-type="float" office:value="159" table:style-name="ce42">
            <text:p>159</text:p>
          </table:table-cell>
          <table:table-cell office:value-type="string" table:style-name="ce43">
            <text:p>-</text:p>
          </table:table-cell>
          <table:table-cell office:value-type="float" office:value="3966" table:style-name="ce42">
            <text:p>3.966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number-columns-repeated="24" table:style-name="ce22"/>
          <table:table-cell table:number-columns-repeated="16339" table:style-name="ce44"/>
        </table:table-row>
        <table:table-row table:style-name="ro5">
          <table:table-cell office:value-type="string" table:style-name="ce45">
            <text:p>Total España</text:p>
          </table:table-cell>
          <table:table-cell office:value-type="float" office:value="2933852" table:style-name="ce46">
            <text:p>2.933.852</text:p>
          </table:table-cell>
          <table:table-cell office:value-type="percentage" office:value="1" table:style-name="ce47">
            <text:p>100,0%</text:p>
          </table:table-cell>
          <table:table-cell office:value-type="float" office:value="3936581" table:style-name="ce46">
            <text:p>3.936.581</text:p>
          </table:table-cell>
          <table:table-cell office:value-type="percentage" office:value="0.99407481480639737" table:style-name="ce47">
            <text:p>99,4%</text:p>
          </table:table-cell>
          <table:table-cell office:value-type="float" office:value="5255951" table:style-name="ce46">
            <text:p>5.255.951</text:p>
          </table:table-cell>
          <table:table-cell office:value-type="percentage" office:value="0.98481633641160016" table:style-name="ce47">
            <text:p>98,5%</text:p>
          </table:table-cell>
          <table:table-cell office:value-type="float" office:value="6636972" table:style-name="ce46">
            <text:p>6.636.972</text:p>
          </table:table-cell>
          <table:table-cell office:value-type="percentage" office:value="0.94364897531829273" table:style-name="ce47">
            <text:p>94,4%</text:p>
          </table:table-cell>
          <table:table-cell office:value-type="float" office:value="6890710" table:style-name="ce46">
            <text:p>6.890.710</text:p>
          </table:table-cell>
          <table:table-cell office:value-type="percentage" office:value="0.87315504812185196" table:style-name="ce47">
            <text:p>87,3%</text:p>
          </table:table-cell>
          <table:table-cell office:value-type="float" office:value="4753039" table:style-name="ce46">
            <text:p>4.753.039</text:p>
          </table:table-cell>
          <table:table-cell office:value-type="percentage" office:value="0.76287826004192671" table:style-name="ce47">
            <text:p>76,3%</text:p>
          </table:table-cell>
          <table:table-cell office:value-type="float" office:value="3786618" table:style-name="ce46">
            <text:p>3.786.618</text:p>
          </table:table-cell>
          <table:table-cell office:value-type="percentage" office:value="0.76580256601087238" table:style-name="ce47">
            <text:p>76,6%</text:p>
          </table:table-cell>
          <table:table-cell office:value-type="float" office:value="3109479" table:style-name="ce46">
            <text:p>3.109.479</text:p>
          </table:table-cell>
          <table:table-cell office:value-type="percentage" office:value="0.79962203170942581" table:style-name="ce47">
            <text:p>80,0%</text:p>
          </table:table-cell>
          <table:table-cell office:value-type="float" office:value="37303202" table:style-name="ce46">
            <text:p>37.303.202</text:p>
          </table:table-cell>
          <table:table-cell office:value-type="float" office:value="42119827" table:style-name="ce46">
            <text:p>42.119.827</text:p>
          </table:table-cell>
          <table:table-cell office:value-type="percentage" office:value="0.88564471074394491" table:style-name="ce47">
            <text:p>88,6%</text:p>
          </table:table-cell>
          <table:table-cell office:value-type="percentage" office:value="0.78614493181831835" table:style-name="ce47">
            <text:p>78,6%</text:p>
          </table:table-cell>
          <table:table-cell table:number-columns-repeated="16363" table:style-name="ce22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9"/>
          <table:covered-table-cell table:number-columns-repeated="6"/>
          <table:table-cell table:style-name="ce22"/>
          <table:table-cell table:style-name="ce48"/>
          <table:table-cell table:style-name="ce22"/>
          <table:table-cell table:style-name="ce48"/>
          <table:table-cell table:style-name="ce44"/>
          <table:table-cell table:style-name="ce48"/>
          <table:table-cell table:style-name="ce22"/>
          <table:table-cell table:style-name="ce48"/>
          <table:table-cell table:number-columns-repeated="2" table:style-name="ce22"/>
          <table:table-cell table:style-name="ce48"/>
          <table:table-cell table:number-columns-repeated="16366" table:style-name="ce22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2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44"/>
        <table:table-column table:style-name="co4" table:default-cell-style-name="ce48"/>
        <table:table-column table:style-name="co4" table:default-cell-style-name="ce22"/>
        <table:table-column table:style-name="co4" table:default-cell-style-name="ce48"/>
        <table:table-column table:style-name="co4" table:number-columns-repeated="2" table:default-cell-style-name="ce22"/>
        <table:table-column table:style-name="co4" table:default-cell-style-name="ce48"/>
        <table:table-column table:style-name="co4" table:number-columns-repeated="3" table:default-cell-style-name="ce22"/>
        <table:table-column table:style-name="co3" table:number-columns-repeated="20" table:default-cell-style-name="ce22"/>
        <table:table-column table:style-name="co4" table:number-columns-repeated="16343" table:default-cell-style-name="ce22"/>
        <table:table-row table:style-name="ro8">
          <table:table-cell table:style-name="ce29"/>
          <table:table-cell office:value-type="string" table:style-name="ce30">
            <text:p>Personas pauta completa ≥80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70-7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60-6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50-5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40-4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30-3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20-2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12-19 años</text:p>
          </table:table-cell>
          <table:table-cell office:value-type="string" table:style-name="ce31">
            <text:p>%</text:p>
          </table:table-cell>
          <table:table-cell office:value-type="string" table:style-name="ce32">
            <text:p>Total Personas pauta completa</text:p>
          </table:table-cell>
          <table:table-cell office:value-type="string" table:style-name="ce32">
            <text:p>Total Población INE Población a Vacunar (1)</text:p>
          </table:table-cell>
          <table:table-cell office:value-type="string" table:style-name="ce33">
            <text:p>% pauta completa sobre Población a Vacunar INE</text:p>
          </table:table-cell>
          <table:table-cell office:value-type="string" table:style-name="ce33">
            <text:p>% pauta completa sobre Total Población INE</text:p>
          </table:table-cell>
          <table:table-cell table:number-columns-repeated="16363" table:style-name="ce34"/>
        </table:table-row>
        <table:table-row table:style-name="ro5">
          <table:table-cell office:value-type="string" table:style-name="ce35">
            <text:p>Andalucía</text:p>
          </table:table-cell>
          <table:table-cell office:value-type="float" office:value="426990" table:style-name="ce36">
            <text:p>426.990</text:p>
          </table:table-cell>
          <table:table-cell office:value-type="percentage" office:value="1" table:style-name="ce37">
            <text:p>100,0%</text:p>
          </table:table-cell>
          <table:table-cell office:value-type="float" office:value="647305" table:style-name="ce36">
            <text:p>647.305</text:p>
          </table:table-cell>
          <table:table-cell office:value-type="percentage" office:value="0.99527046454309087" table:style-name="ce37">
            <text:p>99,5%</text:p>
          </table:table-cell>
          <table:table-cell office:value-type="float" office:value="910791" table:style-name="ce36">
            <text:p>910.791</text:p>
          </table:table-cell>
          <table:table-cell office:value-type="percentage" office:value="0.99415377663191606" table:style-name="ce37">
            <text:p>99,4%</text:p>
          </table:table-cell>
          <table:table-cell office:value-type="float" office:value="1190692" table:style-name="ce36">
            <text:p>1.190.692</text:p>
          </table:table-cell>
          <table:table-cell office:value-type="percentage" office:value="0.94124287264796391" table:style-name="ce37">
            <text:p>94,1%</text:p>
          </table:table-cell>
          <table:table-cell office:value-type="float" office:value="1209108" table:style-name="ce36">
            <text:p>1.209.108</text:p>
          </table:table-cell>
          <table:table-cell office:value-type="percentage" office:value="0.8729303147610955" table:style-name="ce37">
            <text:p>87,3%</text:p>
          </table:table-cell>
          <table:table-cell office:value-type="float" office:value="860852" table:style-name="ce36">
            <text:p>860.852</text:p>
          </table:table-cell>
          <table:table-cell office:value-type="percentage" office:value="0.75498962039681916" table:style-name="ce37">
            <text:p>75,5%</text:p>
          </table:table-cell>
          <table:table-cell office:value-type="float" office:value="672191" table:style-name="ce36">
            <text:p>672.191</text:p>
          </table:table-cell>
          <table:table-cell office:value-type="percentage" office:value="0.72381960476896046" table:style-name="ce37">
            <text:p>72,4%</text:p>
          </table:table-cell>
          <table:table-cell office:value-type="float" office:value="512655" table:style-name="ce36">
            <text:p>512.655</text:p>
          </table:table-cell>
          <table:table-cell office:value-type="percentage" office:value="0.68090082838916355" table:style-name="ce37">
            <text:p>68,1%</text:p>
          </table:table-cell>
          <table:table-cell office:value-type="float" office:value="6430584" table:style-name="ce36">
            <text:p>6.430.584</text:p>
          </table:table-cell>
          <table:table-cell office:value-type="float" office:value="7451975" table:style-name="ce36">
            <text:p>7.451.975</text:p>
          </table:table-cell>
          <table:table-cell office:value-type="percentage" office:value="0.86293687243985651" table:style-name="ce37">
            <text:p>86,3%</text:p>
          </table:table-cell>
          <table:table-cell office:value-type="percentage" office:value="0.75972019789681766" table:style-name="ce3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ragón</text:p>
          </table:table-cell>
          <table:table-cell office:value-type="float" office:value="99741" table:style-name="ce39">
            <text:p>99.741</text:p>
          </table:table-cell>
          <table:table-cell office:value-type="percentage" office:value="1" table:style-name="ce40">
            <text:p>100,0%</text:p>
          </table:table-cell>
          <table:table-cell office:value-type="float" office:value="118180" table:style-name="ce39">
            <text:p>118.180</text:p>
          </table:table-cell>
          <table:table-cell office:value-type="percentage" office:value="0.99348493127653315" table:style-name="ce40">
            <text:p>99,3%</text:p>
          </table:table-cell>
          <table:table-cell office:value-type="float" office:value="151390" table:style-name="ce39">
            <text:p>151.390</text:p>
          </table:table-cell>
          <table:table-cell office:value-type="percentage" office:value="0.96817103353009271" table:style-name="ce40">
            <text:p>96,8%</text:p>
          </table:table-cell>
          <table:table-cell office:value-type="float" office:value="182152" table:style-name="ce39">
            <text:p>182.152</text:p>
          </table:table-cell>
          <table:table-cell office:value-type="percentage" office:value="0.91872534877386947" table:style-name="ce40">
            <text:p>91,9%</text:p>
          </table:table-cell>
          <table:table-cell office:value-type="float" office:value="181527" table:style-name="ce39">
            <text:p>181.527</text:p>
          </table:table-cell>
          <table:table-cell office:value-type="percentage" office:value="0.84453552802370857" table:style-name="ce40">
            <text:p>84,5%</text:p>
          </table:table-cell>
          <table:table-cell office:value-type="float" office:value="115339" table:style-name="ce39">
            <text:p>115.339</text:p>
          </table:table-cell>
          <table:table-cell office:value-type="percentage" office:value="0.70206225728303084" table:style-name="ce40">
            <text:p>70,2%</text:p>
          </table:table-cell>
          <table:table-cell office:value-type="float" office:value="91853" table:style-name="ce39">
            <text:p>91.853</text:p>
          </table:table-cell>
          <table:table-cell office:value-type="percentage" office:value="0.70438877002476974" table:style-name="ce40">
            <text:p>70,4%</text:p>
          </table:table-cell>
          <table:table-cell office:value-type="float" office:value="65393" table:style-name="ce39">
            <text:p>65.393</text:p>
          </table:table-cell>
          <table:table-cell office:value-type="percentage" office:value="0.63421233839916979" table:style-name="ce40">
            <text:p>63,4%</text:p>
          </table:table-cell>
          <table:table-cell office:value-type="float" office:value="1005575" table:style-name="ce39">
            <text:p>1.005.575</text:p>
          </table:table-cell>
          <table:table-cell office:value-type="float" office:value="1185134" table:style-name="ce39">
            <text:p>1.185.134</text:p>
          </table:table-cell>
          <table:table-cell office:value-type="percentage" office:value="0.84849055043564692" table:style-name="ce40">
            <text:p>84,8%</text:p>
          </table:table-cell>
          <table:table-cell office:value-type="percentage" office:value="0.75641778829554285" table:style-name="ce40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sturias<text:s/></text:p>
          </table:table-cell>
          <table:table-cell office:value-type="float" office:value="88014" table:style-name="ce39">
            <text:p>88.014</text:p>
          </table:table-cell>
          <table:table-cell office:value-type="percentage" office:value="1" table:style-name="ce40">
            <text:p>100,0%</text:p>
          </table:table-cell>
          <table:table-cell office:value-type="float" office:value="113690" table:style-name="ce39">
            <text:p>113.690</text:p>
          </table:table-cell>
          <table:table-cell office:value-type="percentage" office:value="1" table:style-name="ce40">
            <text:p>100,0%</text:p>
          </table:table-cell>
          <table:table-cell office:value-type="float" office:value="146280" table:style-name="ce39">
            <text:p>146.280</text:p>
          </table:table-cell>
          <table:table-cell office:value-type="percentage" office:value="0.97746772512228375" table:style-name="ce40">
            <text:p>97,7%</text:p>
          </table:table-cell>
          <table:table-cell office:value-type="float" office:value="151469" table:style-name="ce39">
            <text:p>151.469</text:p>
          </table:table-cell>
          <table:table-cell office:value-type="percentage" office:value="0.93128592947831168" table:style-name="ce40">
            <text:p>93,1%</text:p>
          </table:table-cell>
          <table:table-cell office:value-type="float" office:value="148174" table:style-name="ce39">
            <text:p>148.174</text:p>
          </table:table-cell>
          <table:table-cell office:value-type="percentage" office:value="0.88730665357230543" table:style-name="ce40">
            <text:p>88,7%</text:p>
          </table:table-cell>
          <table:table-cell office:value-type="float" office:value="86071" table:style-name="ce39">
            <text:p>86.071</text:p>
          </table:table-cell>
          <table:table-cell office:value-type="percentage" office:value="0.75203362137508634" table:style-name="ce40">
            <text:p>75,2%</text:p>
          </table:table-cell>
          <table:table-cell office:value-type="float" office:value="60495" table:style-name="ce39">
            <text:p>60.495</text:p>
          </table:table-cell>
          <table:table-cell office:value-type="percentage" office:value="0.76468506275991965" table:style-name="ce40">
            <text:p>76,5%</text:p>
          </table:table-cell>
          <table:table-cell office:value-type="float" office:value="47859" table:style-name="ce39">
            <text:p>47.859</text:p>
          </table:table-cell>
          <table:table-cell office:value-type="percentage" office:value="0.74779687500000003" table:style-name="ce40">
            <text:p>74,8%</text:p>
          </table:table-cell>
          <table:table-cell office:value-type="float" office:value="842052" table:style-name="ce39">
            <text:p>842.052</text:p>
          </table:table-cell>
          <table:table-cell office:value-type="float" office:value="933927" table:style-name="ce39">
            <text:p>933.927</text:p>
          </table:table-cell>
          <table:table-cell office:value-type="percentage" office:value="0.90162507348004717" table:style-name="ce40">
            <text:p>90,2%</text:p>
          </table:table-cell>
          <table:table-cell office:value-type="percentage" office:value="0.82652652574049057" table:style-name="ce4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Baleares</text:p>
          </table:table-cell>
          <table:table-cell office:value-type="float" office:value="50679" table:style-name="ce39">
            <text:p>50.679</text:p>
          </table:table-cell>
          <table:table-cell office:value-type="percentage" office:value="1" table:style-name="ce40">
            <text:p>100,0%</text:p>
          </table:table-cell>
          <table:table-cell office:value-type="float" office:value="78423" table:style-name="ce39">
            <text:p>78.423</text:p>
          </table:table-cell>
          <table:table-cell office:value-type="percentage" office:value="0.97400516667494663" table:style-name="ce40">
            <text:p>97,4%</text:p>
          </table:table-cell>
          <table:table-cell office:value-type="float" office:value="108174" table:style-name="ce39">
            <text:p>108.174</text:p>
          </table:table-cell>
          <table:table-cell office:value-type="percentage" office:value="0.92274227806638176" table:style-name="ce40">
            <text:p>92,3%</text:p>
          </table:table-cell>
          <table:table-cell office:value-type="float" office:value="146222" table:style-name="ce39">
            <text:p>146.222</text:p>
          </table:table-cell>
          <table:table-cell office:value-type="percentage" office:value="0.88193393125327957" table:style-name="ce40">
            <text:p>88,2%</text:p>
          </table:table-cell>
          <table:table-cell office:value-type="float" office:value="159782" table:style-name="ce39">
            <text:p>159.782</text:p>
          </table:table-cell>
          <table:table-cell office:value-type="percentage" office:value="0.7749936945851037" table:style-name="ce40">
            <text:p>77,5%</text:p>
          </table:table-cell>
          <table:table-cell office:value-type="float" office:value="114340" table:style-name="ce39">
            <text:p>114.340</text:p>
          </table:table-cell>
          <table:table-cell office:value-type="percentage" office:value="0.62759691964849307" table:style-name="ce40">
            <text:p>62,8%</text:p>
          </table:table-cell>
          <table:table-cell office:value-type="float" office:value="85446" table:style-name="ce39">
            <text:p>85.446</text:p>
          </table:table-cell>
          <table:table-cell office:value-type="percentage" office:value="0.61943425497672933" table:style-name="ce40">
            <text:p>61,9%</text:p>
          </table:table-cell>
          <table:table-cell office:value-type="float" office:value="63369" table:style-name="ce39">
            <text:p>63.369</text:p>
          </table:table-cell>
          <table:table-cell office:value-type="percentage" office:value="0.66368873062421452" table:style-name="ce40">
            <text:p>66,4%</text:p>
          </table:table-cell>
          <table:table-cell office:value-type="float" office:value="806435" table:style-name="ce39">
            <text:p>806.435</text:p>
          </table:table-cell>
          <table:table-cell office:value-type="float" office:value="1034867" table:style-name="ce39">
            <text:p>1.034.867</text:p>
          </table:table-cell>
          <table:table-cell office:value-type="percentage" office:value="0.77926438856394109" table:style-name="ce40">
            <text:p>77,9%</text:p>
          </table:table-cell>
          <table:table-cell office:value-type="percentage" office:value="0.68835288162705077" table:style-name="ce40">
            <text:p>68,8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arias</text:p>
          </table:table-cell>
          <table:table-cell office:value-type="float" office:value="91497" table:style-name="ce39">
            <text:p>91.497</text:p>
          </table:table-cell>
          <table:table-cell office:value-type="percentage" office:value="1" table:style-name="ce40">
            <text:p>100,0%</text:p>
          </table:table-cell>
          <table:table-cell office:value-type="float" office:value="149614" table:style-name="ce39">
            <text:p>149.614</text:p>
          </table:table-cell>
          <table:table-cell office:value-type="percentage" office:value="0.9681811416479541" table:style-name="ce40">
            <text:p>96,8%</text:p>
          </table:table-cell>
          <table:table-cell office:value-type="float" office:value="216862" table:style-name="ce39">
            <text:p>216.862</text:p>
          </table:table-cell>
          <table:table-cell office:value-type="percentage" office:value="0.92245588960917424" table:style-name="ce40">
            <text:p>92,2%</text:p>
          </table:table-cell>
          <table:table-cell office:value-type="float" office:value="315312" table:style-name="ce39">
            <text:p>315.312</text:p>
          </table:table-cell>
          <table:table-cell office:value-type="percentage" office:value="0.89957547815766647" table:style-name="ce40">
            <text:p>90,0%</text:p>
          </table:table-cell>
          <table:table-cell office:value-type="float" office:value="308538" table:style-name="ce39">
            <text:p>308.538</text:p>
          </table:table-cell>
          <table:table-cell office:value-type="percentage" office:value="0.79535682247038075" table:style-name="ce40">
            <text:p>79,5%</text:p>
          </table:table-cell>
          <table:table-cell office:value-type="float" office:value="213022" table:style-name="ce39">
            <text:p>213.022</text:p>
          </table:table-cell>
          <table:table-cell office:value-type="percentage" office:value="0.68510359111579955" table:style-name="ce40">
            <text:p>68,5%</text:p>
          </table:table-cell>
          <table:table-cell office:value-type="float" office:value="167175" table:style-name="ce39">
            <text:p>167.175</text:p>
          </table:table-cell>
          <table:table-cell office:value-type="percentage" office:value="0.66405691405691403" table:style-name="ce40">
            <text:p>66,4%</text:p>
          </table:table-cell>
          <table:table-cell office:value-type="float" office:value="122573" table:style-name="ce39">
            <text:p>122.573</text:p>
          </table:table-cell>
          <table:table-cell office:value-type="percentage" office:value="0.68172995100029476" table:style-name="ce40">
            <text:p>68,2%</text:p>
          </table:table-cell>
          <table:table-cell office:value-type="float" office:value="1584593" table:style-name="ce39">
            <text:p>1.584.593</text:p>
          </table:table-cell>
          <table:table-cell office:value-type="float" office:value="1960774" table:style-name="ce39">
            <text:p>1.960.774</text:p>
          </table:table-cell>
          <table:table-cell office:value-type="percentage" office:value="0.80814668085154129" table:style-name="ce40">
            <text:p>80,8%</text:p>
          </table:table-cell>
          <table:table-cell office:value-type="percentage" office:value="0.72822975874467821" table:style-name="ce40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tabria</text:p>
          </table:table-cell>
          <table:table-cell office:value-type="float" office:value="41757" table:style-name="ce39">
            <text:p>41.757</text:p>
          </table:table-cell>
          <table:table-cell office:value-type="percentage" office:value="1" table:style-name="ce40">
            <text:p>100,0%</text:p>
          </table:table-cell>
          <table:table-cell office:value-type="float" office:value="55595" table:style-name="ce39">
            <text:p>55.595</text:p>
          </table:table-cell>
          <table:table-cell office:value-type="percentage" office:value="1" table:style-name="ce40">
            <text:p>100,0%</text:p>
          </table:table-cell>
          <table:table-cell office:value-type="float" office:value="75714" table:style-name="ce39">
            <text:p>75.714</text:p>
          </table:table-cell>
          <table:table-cell office:value-type="percentage" office:value="0.9789126640377529" table:style-name="ce40">
            <text:p>97,9%</text:p>
          </table:table-cell>
          <table:table-cell office:value-type="float" office:value="82793" table:style-name="ce39">
            <text:p>82.793</text:p>
          </table:table-cell>
          <table:table-cell office:value-type="percentage" office:value="0.92029033835756524" table:style-name="ce40">
            <text:p>92,0%</text:p>
          </table:table-cell>
          <table:table-cell office:value-type="float" office:value="84957" table:style-name="ce39">
            <text:p>84.957</text:p>
          </table:table-cell>
          <table:table-cell office:value-type="percentage" office:value="0.86895641767840526" table:style-name="ce40">
            <text:p>86,9%</text:p>
          </table:table-cell>
          <table:table-cell office:value-type="float" office:value="49971" table:style-name="ce39">
            <text:p>49.971</text:p>
          </table:table-cell>
          <table:table-cell office:value-type="percentage" office:value="0.70908007321953093" table:style-name="ce40">
            <text:p>70,9%</text:p>
          </table:table-cell>
          <table:table-cell office:value-type="float" office:value="34292" table:style-name="ce39">
            <text:p>34.292</text:p>
          </table:table-cell>
          <table:table-cell office:value-type="percentage" office:value="0.67898227898227903" table:style-name="ce40">
            <text:p>67,9%</text:p>
          </table:table-cell>
          <table:table-cell office:value-type="float" office:value="16691" table:style-name="ce39">
            <text:p>16.691</text:p>
          </table:table-cell>
          <table:table-cell office:value-type="percentage" office:value="0.37966016877829084" table:style-name="ce40">
            <text:p>38,0%</text:p>
          </table:table-cell>
          <table:table-cell office:value-type="float" office:value="441770" table:style-name="ce39">
            <text:p>441.770</text:p>
          </table:table-cell>
          <table:table-cell office:value-type="float" office:value="524127" table:style-name="ce39">
            <text:p>524.127</text:p>
          </table:table-cell>
          <table:table-cell office:value-type="percentage" office:value="0.84286823613360884" table:style-name="ce40">
            <text:p>84,3%</text:p>
          </table:table-cell>
          <table:table-cell office:value-type="percentage" office:value="0.75787649788559031" table:style-name="ce40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y Leon</text:p>
          </table:table-cell>
          <table:table-cell office:value-type="float" office:value="226478" table:style-name="ce39">
            <text:p>226.478</text:p>
          </table:table-cell>
          <table:table-cell office:value-type="percentage" office:value="1" table:style-name="ce40">
            <text:p>100,0%</text:p>
          </table:table-cell>
          <table:table-cell office:value-type="float" office:value="248582" table:style-name="ce39">
            <text:p>248.582</text:p>
          </table:table-cell>
          <table:table-cell office:value-type="percentage" office:value="1" table:style-name="ce40">
            <text:p>100,0%</text:p>
          </table:table-cell>
          <table:table-cell office:value-type="float" office:value="314690" table:style-name="ce39">
            <text:p>314.690</text:p>
          </table:table-cell>
          <table:table-cell office:value-type="percentage" office:value="0.9878050694498941" table:style-name="ce40">
            <text:p>98,8%</text:p>
          </table:table-cell>
          <table:table-cell office:value-type="float" office:value="344612" table:style-name="ce39">
            <text:p>344.612</text:p>
          </table:table-cell>
          <table:table-cell office:value-type="percentage" office:value="0.90407817931396339" table:style-name="ce40">
            <text:p>90,4%</text:p>
          </table:table-cell>
          <table:table-cell office:value-type="float" office:value="309911" table:style-name="ce39">
            <text:p>309.911</text:p>
          </table:table-cell>
          <table:table-cell office:value-type="percentage" office:value="0.85303257593482062" table:style-name="ce40">
            <text:p>85,3%</text:p>
          </table:table-cell>
          <table:table-cell office:value-type="float" office:value="196955" table:style-name="ce39">
            <text:p>196.955</text:p>
          </table:table-cell>
          <table:table-cell office:value-type="percentage" office:value="0.73550225369048816" table:style-name="ce40">
            <text:p>73,6%</text:p>
          </table:table-cell>
          <table:table-cell office:value-type="float" office:value="149646" table:style-name="ce39">
            <text:p>149.646</text:p>
          </table:table-cell>
          <table:table-cell office:value-type="percentage" office:value="0.70920258191710184" table:style-name="ce40">
            <text:p>70,9%</text:p>
          </table:table-cell>
          <table:table-cell office:value-type="float" office:value="90352" table:style-name="ce39">
            <text:p>90.352</text:p>
          </table:table-cell>
          <table:table-cell office:value-type="percentage" office:value="0.54645522613733954" table:style-name="ce40">
            <text:p>54,6%</text:p>
          </table:table-cell>
          <table:table-cell office:value-type="float" office:value="1881226" table:style-name="ce39">
            <text:p>1.881.226</text:p>
          </table:table-cell>
          <table:table-cell office:value-type="float" office:value="2176253" table:style-name="ce39">
            <text:p>2.176.253</text:p>
          </table:table-cell>
          <table:table-cell office:value-type="percentage" office:value="0.86443350106812034" table:style-name="ce40">
            <text:p>86,4%</text:p>
          </table:table-cell>
          <table:table-cell office:value-type="percentage" office:value="0.78550747875292604" table:style-name="ce40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- La Mancha</text:p>
          </table:table-cell>
          <table:table-cell office:value-type="float" office:value="135684" table:style-name="ce39">
            <text:p>135.684</text:p>
          </table:table-cell>
          <table:table-cell office:value-type="percentage" office:value="1" table:style-name="ce40">
            <text:p>100,0%</text:p>
          </table:table-cell>
          <table:table-cell office:value-type="float" office:value="156596" table:style-name="ce39">
            <text:p>156.596</text:p>
          </table:table-cell>
          <table:table-cell office:value-type="percentage" office:value="0.98425528437910514" table:style-name="ce40">
            <text:p>98,4%</text:p>
          </table:table-cell>
          <table:table-cell office:value-type="float" office:value="213672" table:style-name="ce39">
            <text:p>213.672</text:p>
          </table:table-cell>
          <table:table-cell office:value-type="percentage" office:value="0.97815458424127011" table:style-name="ce40">
            <text:p>97,8%</text:p>
          </table:table-cell>
          <table:table-cell office:value-type="float" office:value="275081" table:style-name="ce39">
            <text:p>275.081</text:p>
          </table:table-cell>
          <table:table-cell office:value-type="percentage" office:value="0.89463636422768456" table:style-name="ce40">
            <text:p>89,5%</text:p>
          </table:table-cell>
          <table:table-cell office:value-type="float" office:value="272057" table:style-name="ce39">
            <text:p>272.057</text:p>
          </table:table-cell>
          <table:table-cell office:value-type="percentage" office:value="0.82290648961751944" table:style-name="ce40">
            <text:p>82,3%</text:p>
          </table:table-cell>
          <table:table-cell office:value-type="float" office:value="187286" table:style-name="ce39">
            <text:p>187.286</text:p>
          </table:table-cell>
          <table:table-cell office:value-type="percentage" office:value="0.70434485015099602" table:style-name="ce40">
            <text:p>70,4%</text:p>
          </table:table-cell>
          <table:table-cell office:value-type="float" office:value="149967" table:style-name="ce39">
            <text:p>149.967</text:p>
          </table:table-cell>
          <table:table-cell office:value-type="percentage" office:value="0.68764128406292846" table:style-name="ce40">
            <text:p>68,8%</text:p>
          </table:table-cell>
          <table:table-cell office:value-type="float" office:value="110009" table:style-name="ce39">
            <text:p>110.009</text:p>
          </table:table-cell>
          <table:table-cell office:value-type="percentage" office:value="0.63233738762559488" table:style-name="ce40">
            <text:p>63,2%</text:p>
          </table:table-cell>
          <table:table-cell office:value-type="float" office:value="1500352" table:style-name="ce39">
            <text:p>1.500.352</text:p>
          </table:table-cell>
          <table:table-cell office:value-type="float" office:value="1808784" table:style-name="ce39">
            <text:p>1.808.784</text:p>
          </table:table-cell>
          <table:table-cell office:value-type="percentage" office:value="0.82948102150394964" table:style-name="ce40">
            <text:p>82,9%</text:p>
          </table:table-cell>
          <table:table-cell office:value-type="percentage" office:value="0.73358918180480248" table:style-name="ce40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taluña</text:p>
          </table:table-cell>
          <table:table-cell office:value-type="float" office:value="451886" table:style-name="ce39">
            <text:p>451.886</text:p>
          </table:table-cell>
          <table:table-cell office:value-type="percentage" office:value="1" table:style-name="ce40">
            <text:p>100,0%</text:p>
          </table:table-cell>
          <table:table-cell office:value-type="float" office:value="612514" table:style-name="ce39">
            <text:p>612.514</text:p>
          </table:table-cell>
          <table:table-cell office:value-type="percentage" office:value="0.96414562122614478" table:style-name="ce40">
            <text:p>96,4%</text:p>
          </table:table-cell>
          <table:table-cell office:value-type="float" office:value="780306" table:style-name="ce39">
            <text:p>780.306</text:p>
          </table:table-cell>
          <table:table-cell office:value-type="percentage" office:value="0.93161521710061324" table:style-name="ce40">
            <text:p>93,2%</text:p>
          </table:table-cell>
          <table:table-cell office:value-type="float" office:value="1001769" table:style-name="ce39">
            <text:p>1.001.769</text:p>
          </table:table-cell>
          <table:table-cell office:value-type="percentage" office:value="0.91755573467182028" table:style-name="ce40">
            <text:p>91,8%</text:p>
          </table:table-cell>
          <table:table-cell office:value-type="float" office:value="1081731" table:style-name="ce39">
            <text:p>1.081.731</text:p>
          </table:table-cell>
          <table:table-cell office:value-type="percentage" office:value="0.82151273395582325" table:style-name="ce40">
            <text:p>82,2%</text:p>
          </table:table-cell>
          <table:table-cell office:value-type="float" office:value="691887" table:style-name="ce39">
            <text:p>691.887</text:p>
          </table:table-cell>
          <table:table-cell office:value-type="percentage" office:value="0.66231338282988017" table:style-name="ce40">
            <text:p>66,2%</text:p>
          </table:table-cell>
          <table:table-cell office:value-type="float" office:value="536363" table:style-name="ce39">
            <text:p>536.363</text:p>
          </table:table-cell>
          <table:table-cell office:value-type="percentage" office:value="0.63933797016455385" table:style-name="ce40">
            <text:p>63,9%</text:p>
          </table:table-cell>
          <table:table-cell office:value-type="float" office:value="400066" table:style-name="ce39">
            <text:p>400.066</text:p>
          </table:table-cell>
          <table:table-cell office:value-type="percentage" office:value="0.60970242286250731" table:style-name="ce40">
            <text:p>61,0%</text:p>
          </table:table-cell>
          <table:table-cell office:value-type="float" office:value="5556522" table:style-name="ce39">
            <text:p>5.556.522</text:p>
          </table:table-cell>
          <table:table-cell office:value-type="float" office:value="6868360" table:style-name="ce39">
            <text:p>6.868.360</text:p>
          </table:table-cell>
          <table:table-cell office:value-type="percentage" office:value="0.80900273136527501" table:style-name="ce40">
            <text:p>80,9%</text:p>
          </table:table-cell>
          <table:table-cell office:value-type="percentage" office:value="0.71416194298577251" table:style-name="ce40">
            <text:p>71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. Valenciana</text:p>
          </table:table-cell>
          <table:table-cell office:value-type="float" office:value="292638" table:style-name="ce39">
            <text:p>292.638</text:p>
          </table:table-cell>
          <table:table-cell office:value-type="percentage" office:value="1" table:style-name="ce40">
            <text:p>100,0%</text:p>
          </table:table-cell>
          <table:table-cell office:value-type="float" office:value="430707" table:style-name="ce39">
            <text:p>430.707</text:p>
          </table:table-cell>
          <table:table-cell office:value-type="percentage" office:value="0.98365923510147035" table:style-name="ce40">
            <text:p>98,4%</text:p>
          </table:table-cell>
          <table:table-cell office:value-type="float" office:value="556803" table:style-name="ce39">
            <text:p>556.803</text:p>
          </table:table-cell>
          <table:table-cell office:value-type="percentage" office:value="0.95880171095590361" table:style-name="ce40">
            <text:p>95,9%</text:p>
          </table:table-cell>
          <table:table-cell office:value-type="float" office:value="704631" table:style-name="ce39">
            <text:p>704.631</text:p>
          </table:table-cell>
          <table:table-cell office:value-type="percentage" office:value="0.93659332158323294" table:style-name="ce40">
            <text:p>93,7%</text:p>
          </table:table-cell>
          <table:table-cell office:value-type="float" office:value="732967" table:style-name="ce39">
            <text:p>732.967</text:p>
          </table:table-cell>
          <table:table-cell office:value-type="percentage" office:value="0.86070611610309211" table:style-name="ce40">
            <text:p>86,1%</text:p>
          </table:table-cell>
          <table:table-cell office:value-type="float" office:value="465282" table:style-name="ce39">
            <text:p>465.282</text:p>
          </table:table-cell>
          <table:table-cell office:value-type="percentage" office:value="0.71718773843599859" table:style-name="ce40">
            <text:p>71,7%</text:p>
          </table:table-cell>
          <table:table-cell office:value-type="float" office:value="370873" table:style-name="ce39">
            <text:p>370.873</text:p>
          </table:table-cell>
          <table:table-cell office:value-type="percentage" office:value="0.71857065910262219" table:style-name="ce40">
            <text:p>71,9%</text:p>
          </table:table-cell>
          <table:table-cell office:value-type="float" office:value="287884" table:style-name="ce39">
            <text:p>287.884</text:p>
          </table:table-cell>
          <table:table-cell office:value-type="percentage" office:value="0.67812244571067837" table:style-name="ce40">
            <text:p>67,8%</text:p>
          </table:table-cell>
          <table:table-cell office:value-type="float" office:value="3841785" table:style-name="ce39">
            <text:p>3.841.785</text:p>
          </table:table-cell>
          <table:table-cell office:value-type="float" office:value="4488459" table:style-name="ce39">
            <text:p>4.488.459</text:p>
          </table:table-cell>
          <table:table-cell office:value-type="percentage" office:value="0.85592516273402519" table:style-name="ce40">
            <text:p>85,6%</text:p>
          </table:table-cell>
          <table:table-cell office:value-type="percentage" office:value="0.75964343402566525" table:style-name="ce40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Extremadura</text:p>
          </table:table-cell>
          <table:table-cell office:value-type="float" office:value="77189" table:style-name="ce39">
            <text:p>77.189</text:p>
          </table:table-cell>
          <table:table-cell office:value-type="percentage" office:value="1" table:style-name="ce40">
            <text:p>100,0%</text:p>
          </table:table-cell>
          <table:table-cell office:value-type="float" office:value="95165" table:style-name="ce39">
            <text:p>95.165</text:p>
          </table:table-cell>
          <table:table-cell office:value-type="percentage" office:value="1" table:style-name="ce40">
            <text:p>100,0%</text:p>
          </table:table-cell>
          <table:table-cell office:value-type="float" office:value="130815" table:style-name="ce39">
            <text:p>130.815</text:p>
          </table:table-cell>
          <table:table-cell office:value-type="percentage" office:value="1.0440393624747599" table:style-name="ce40">
            <text:p>104,4%</text:p>
          </table:table-cell>
          <table:table-cell office:value-type="float" office:value="159394" table:style-name="ce39">
            <text:p>159.394</text:p>
          </table:table-cell>
          <table:table-cell office:value-type="percentage" office:value="0.94195584341906202" table:style-name="ce40">
            <text:p>94,2%</text:p>
          </table:table-cell>
          <table:table-cell office:value-type="float" office:value="143110" table:style-name="ce39">
            <text:p>143.110</text:p>
          </table:table-cell>
          <table:table-cell office:value-type="percentage" office:value="0.8972751326068692" table:style-name="ce40">
            <text:p>89,7%</text:p>
          </table:table-cell>
          <table:table-cell office:value-type="float" office:value="107184" table:style-name="ce39">
            <text:p>107.184</text:p>
          </table:table-cell>
          <table:table-cell office:value-type="percentage" office:value="0.80300271952891467" table:style-name="ce40">
            <text:p>80,3%</text:p>
          </table:table-cell>
          <table:table-cell office:value-type="float" office:value="83303" table:style-name="ce39">
            <text:p>83.303</text:p>
          </table:table-cell>
          <table:table-cell office:value-type="percentage" office:value="0.73511295446523117" table:style-name="ce40">
            <text:p>73,5%</text:p>
          </table:table-cell>
          <table:table-cell office:value-type="float" office:value="56359" table:style-name="ce39">
            <text:p>56.359</text:p>
          </table:table-cell>
          <table:table-cell office:value-type="percentage" office:value="0.66500294985250741" table:style-name="ce40">
            <text:p>66,5%</text:p>
          </table:table-cell>
          <table:table-cell office:value-type="float" office:value="852519" table:style-name="ce39">
            <text:p>852.519</text:p>
          </table:table-cell>
          <table:table-cell office:value-type="float" office:value="953437" table:style-name="ce39">
            <text:p>953.437</text:p>
          </table:table-cell>
          <table:table-cell office:value-type="percentage" office:value="0.89415346792708905" table:style-name="ce40">
            <text:p>89,4%</text:p>
          </table:table-cell>
          <table:table-cell office:value-type="percentage" office:value="0.80124945135607861" table:style-name="ce40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Galicia</text:p>
          </table:table-cell>
          <table:table-cell office:value-type="float" office:value="240197" table:style-name="ce39">
            <text:p>240.197</text:p>
          </table:table-cell>
          <table:table-cell office:value-type="percentage" office:value="1" table:style-name="ce40">
            <text:p>100,0%</text:p>
          </table:table-cell>
          <table:table-cell office:value-type="float" office:value="289356" table:style-name="ce39">
            <text:p>289.356</text:p>
          </table:table-cell>
          <table:table-cell office:value-type="percentage" office:value="0.9985988500907641" table:style-name="ce40">
            <text:p>99,9%</text:p>
          </table:table-cell>
          <table:table-cell office:value-type="float" office:value="341835" table:style-name="ce39">
            <text:p>341.835</text:p>
          </table:table-cell>
          <table:table-cell office:value-type="percentage" office:value="0.98532256065397039" table:style-name="ce40">
            <text:p>98,5%</text:p>
          </table:table-cell>
          <table:table-cell office:value-type="float" office:value="385866" table:style-name="ce39">
            <text:p>385.866</text:p>
          </table:table-cell>
          <table:table-cell office:value-type="percentage" office:value="0.95066877890260637" table:style-name="ce40">
            <text:p>95,1%</text:p>
          </table:table-cell>
          <table:table-cell office:value-type="float" office:value="398814" table:style-name="ce39">
            <text:p>398.814</text:p>
          </table:table-cell>
          <table:table-cell office:value-type="percentage" office:value="0.89980844770441837" table:style-name="ce40">
            <text:p>90,0%</text:p>
          </table:table-cell>
          <table:table-cell office:value-type="float" office:value="246936" table:style-name="ce39">
            <text:p>246.936</text:p>
          </table:table-cell>
          <table:table-cell office:value-type="percentage" office:value="0.76354326423588781" table:style-name="ce40">
            <text:p>76,4%</text:p>
          </table:table-cell>
          <table:table-cell office:value-type="float" office:value="179296" table:style-name="ce39">
            <text:p>179.296</text:p>
          </table:table-cell>
          <table:table-cell office:value-type="percentage" office:value="0.77623700650702876" table:style-name="ce40">
            <text:p>77,6%</text:p>
          </table:table-cell>
          <table:table-cell office:value-type="float" office:value="112129" table:style-name="ce39">
            <text:p>112.129</text:p>
          </table:table-cell>
          <table:table-cell office:value-type="percentage" office:value="0.62291466442971666" table:style-name="ce40">
            <text:p>62,3%</text:p>
          </table:table-cell>
          <table:table-cell office:value-type="float" office:value="2194429" table:style-name="ce39">
            <text:p>2.194.429</text:p>
          </table:table-cell>
          <table:table-cell office:value-type="float" office:value="2454497" table:style-name="ce39">
            <text:p>2.454.497</text:p>
          </table:table-cell>
          <table:table-cell office:value-type="percentage" office:value="0.89404427872594672" table:style-name="ce40">
            <text:p>89,4%</text:p>
          </table:table-cell>
          <table:table-cell office:value-type="percentage" office:value="0.81220429643880665" table:style-name="ce40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La Rioja</text:p>
          </table:table-cell>
          <table:table-cell office:value-type="float" office:value="23134" table:style-name="ce39">
            <text:p>23.134</text:p>
          </table:table-cell>
          <table:table-cell office:value-type="percentage" office:value="1" table:style-name="ce40">
            <text:p>100,0%</text:p>
          </table:table-cell>
          <table:table-cell office:value-type="float" office:value="28509" table:style-name="ce39">
            <text:p>28.509</text:p>
          </table:table-cell>
          <table:table-cell office:value-type="percentage" office:value="1" table:style-name="ce40">
            <text:p>100,0%</text:p>
          </table:table-cell>
          <table:table-cell office:value-type="float" office:value="37178" table:style-name="ce39">
            <text:p>37.178</text:p>
          </table:table-cell>
          <table:table-cell office:value-type="percentage" office:value="0.985683228166923" table:style-name="ce40">
            <text:p>98,6%</text:p>
          </table:table-cell>
          <table:table-cell office:value-type="float" office:value="44291" table:style-name="ce39">
            <text:p>44.291</text:p>
          </table:table-cell>
          <table:table-cell office:value-type="percentage" office:value="0.92923380328969452" table:style-name="ce40">
            <text:p>92,9%</text:p>
          </table:table-cell>
          <table:table-cell office:value-type="float" office:value="45826" table:style-name="ce39">
            <text:p>45.826</text:p>
          </table:table-cell>
          <table:table-cell office:value-type="percentage" office:value="0.86550701645041273" table:style-name="ce40">
            <text:p>86,6%</text:p>
          </table:table-cell>
          <table:table-cell office:value-type="float" office:value="28411" table:style-name="ce39">
            <text:p>28.411</text:p>
          </table:table-cell>
          <table:table-cell office:value-type="percentage" office:value="0.72257687123273739" table:style-name="ce40">
            <text:p>72,3%</text:p>
          </table:table-cell>
          <table:table-cell office:value-type="float" office:value="20312" table:style-name="ce39">
            <text:p>20.312</text:p>
          </table:table-cell>
          <table:table-cell office:value-type="percentage" office:value="0.66688554731105132" table:style-name="ce40">
            <text:p>66,7%</text:p>
          </table:table-cell>
          <table:table-cell office:value-type="float" office:value="15962" table:style-name="ce39">
            <text:p>15.962</text:p>
          </table:table-cell>
          <table:table-cell office:value-type="percentage" office:value="0.62517624941250194" table:style-name="ce40">
            <text:p>62,5%</text:p>
          </table:table-cell>
          <table:table-cell office:value-type="float" office:value="243623" table:style-name="ce39">
            <text:p>243.623</text:p>
          </table:table-cell>
          <table:table-cell office:value-type="float" office:value="283970" table:style-name="ce39">
            <text:p>283.970</text:p>
          </table:table-cell>
          <table:table-cell office:value-type="percentage" office:value="0.85791808993907803" table:style-name="ce40">
            <text:p>85,8%</text:p>
          </table:table-cell>
          <table:table-cell office:value-type="percentage" office:value="0.76152653525635017" table:style-name="ce40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adrid</text:p>
          </table:table-cell>
          <table:table-cell office:value-type="float" office:value="369929" table:style-name="ce39">
            <text:p>369.929</text:p>
          </table:table-cell>
          <table:table-cell office:value-type="percentage" office:value="1" table:style-name="ce40">
            <text:p>100,0%</text:p>
          </table:table-cell>
          <table:table-cell office:value-type="float" office:value="507032" table:style-name="ce39">
            <text:p>507.032</text:p>
          </table:table-cell>
          <table:table-cell office:value-type="percentage" office:value="0.96379074705225998" table:style-name="ce40">
            <text:p>96,4%</text:p>
          </table:table-cell>
          <table:table-cell office:value-type="float" office:value="669526" table:style-name="ce39">
            <text:p>669.526</text:p>
          </table:table-cell>
          <table:table-cell office:value-type="percentage" office:value="0.95194668736839261" table:style-name="ce40">
            <text:p>95,2%</text:p>
          </table:table-cell>
          <table:table-cell office:value-type="float" office:value="919589" table:style-name="ce39">
            <text:p>919.589</text:p>
          </table:table-cell>
          <table:table-cell office:value-type="percentage" office:value="0.94531771217219052" table:style-name="ce40">
            <text:p>94,5%</text:p>
          </table:table-cell>
          <table:table-cell office:value-type="float" office:value="978663" table:style-name="ce39">
            <text:p>978.663</text:p>
          </table:table-cell>
          <table:table-cell office:value-type="percentage" office:value="0.83935449509464644" table:style-name="ce40">
            <text:p>83,9%</text:p>
          </table:table-cell>
          <table:table-cell office:value-type="float" office:value="661963" table:style-name="ce39">
            <text:p>661.963</text:p>
          </table:table-cell>
          <table:table-cell office:value-type="percentage" office:value="0.69706730971736663" table:style-name="ce40">
            <text:p>69,7%</text:p>
          </table:table-cell>
          <table:table-cell office:value-type="float" office:value="493628" table:style-name="ce39">
            <text:p>493.628</text:p>
          </table:table-cell>
          <table:table-cell office:value-type="percentage" office:value="0.66484124044580628" table:style-name="ce40">
            <text:p>66,5%</text:p>
          </table:table-cell>
          <table:table-cell office:value-type="float" office:value="297240" table:style-name="ce39">
            <text:p>297.240</text:p>
          </table:table-cell>
          <table:table-cell office:value-type="percentage" office:value="0.53697822387461114" table:style-name="ce40">
            <text:p>53,7%</text:p>
          </table:table-cell>
          <table:table-cell office:value-type="float" office:value="4897570" table:style-name="ce39">
            <text:p>4.897.570</text:p>
          </table:table-cell>
          <table:table-cell office:value-type="float" office:value="5977937" table:style-name="ce39">
            <text:p>5.977.937</text:p>
          </table:table-cell>
          <table:table-cell office:value-type="percentage" office:value="0.8192742747205265" table:style-name="ce40">
            <text:p>81,9%</text:p>
          </table:table-cell>
          <table:table-cell office:value-type="percentage" office:value="0.72236739013977813" table:style-name="ce40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urcia</text:p>
          </table:table-cell>
          <table:table-cell office:value-type="float" office:value="72704" table:style-name="ce39">
            <text:p>72.704</text:p>
          </table:table-cell>
          <table:table-cell office:value-type="percentage" office:value="1" table:style-name="ce40">
            <text:p>100,0%</text:p>
          </table:table-cell>
          <table:table-cell office:value-type="float" office:value="100511" table:style-name="ce39">
            <text:p>100.511</text:p>
          </table:table-cell>
          <table:table-cell office:value-type="percentage" office:value="0.976792777383648" table:style-name="ce40">
            <text:p>97,7%</text:p>
          </table:table-cell>
          <table:table-cell office:value-type="float" office:value="143153" table:style-name="ce39">
            <text:p>143.153</text:p>
          </table:table-cell>
          <table:table-cell office:value-type="percentage" office:value="0.97443315249576268" table:style-name="ce40">
            <text:p>97,4%</text:p>
          </table:table-cell>
          <table:table-cell office:value-type="float" office:value="202394" table:style-name="ce39">
            <text:p>202.394</text:p>
          </table:table-cell>
          <table:table-cell office:value-type="percentage" office:value="0.94906591139287988" table:style-name="ce40">
            <text:p>94,9%</text:p>
          </table:table-cell>
          <table:table-cell office:value-type="float" office:value="221485" table:style-name="ce39">
            <text:p>221.485</text:p>
          </table:table-cell>
          <table:table-cell office:value-type="percentage" office:value="0.87144953709714856" table:style-name="ce40">
            <text:p>87,1%</text:p>
          </table:table-cell>
          <table:table-cell office:value-type="float" office:value="151936" table:style-name="ce39">
            <text:p>151.936</text:p>
          </table:table-cell>
          <table:table-cell office:value-type="percentage" office:value="0.72695607240087468" table:style-name="ce40">
            <text:p>72,7%</text:p>
          </table:table-cell>
          <table:table-cell office:value-type="float" office:value="122689" table:style-name="ce39">
            <text:p>122.689</text:p>
          </table:table-cell>
          <table:table-cell office:value-type="percentage" office:value="0.71228112953416001" table:style-name="ce40">
            <text:p>71,2%</text:p>
          </table:table-cell>
          <table:table-cell office:value-type="float" office:value="98001" table:style-name="ce39">
            <text:p>98.001</text:p>
          </table:table-cell>
          <table:table-cell office:value-type="percentage" office:value="0.69066345300012688" table:style-name="ce40">
            <text:p>69,1%</text:p>
          </table:table-cell>
          <table:table-cell office:value-type="float" office:value="1112873" table:style-name="ce39">
            <text:p>1.112.873</text:p>
          </table:table-cell>
          <table:table-cell office:value-type="float" office:value="1310137" table:style-name="ce39">
            <text:p>1.310.137</text:p>
          </table:table-cell>
          <table:table-cell office:value-type="percentage" office:value="0.84943254026105663" table:style-name="ce40">
            <text:p>84,9%</text:p>
          </table:table-cell>
          <table:table-cell office:value-type="percentage" office:value="0.73639190313190861" table:style-name="ce4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Navarra</text:p>
          </table:table-cell>
          <table:table-cell office:value-type="float" office:value="42069" table:style-name="ce39">
            <text:p>42.069</text:p>
          </table:table-cell>
          <table:table-cell office:value-type="percentage" office:value="1" table:style-name="ce40">
            <text:p>100,0%</text:p>
          </table:table-cell>
          <table:table-cell office:value-type="float" office:value="55653" table:style-name="ce39">
            <text:p>55.653</text:p>
          </table:table-cell>
          <table:table-cell office:value-type="percentage" office:value="0.99750860338399772" table:style-name="ce40">
            <text:p>99,8%</text:p>
          </table:table-cell>
          <table:table-cell office:value-type="float" office:value="71149" table:style-name="ce39">
            <text:p>71.149</text:p>
          </table:table-cell>
          <table:table-cell office:value-type="percentage" office:value="0.96350414387086292" table:style-name="ce40">
            <text:p>96,4%</text:p>
          </table:table-cell>
          <table:table-cell office:value-type="float" office:value="90296" table:style-name="ce39">
            <text:p>90.296</text:p>
          </table:table-cell>
          <table:table-cell office:value-type="percentage" office:value="0.93383250253376626" table:style-name="ce40">
            <text:p>93,4%</text:p>
          </table:table-cell>
          <table:table-cell office:value-type="float" office:value="92139" table:style-name="ce39">
            <text:p>92.139</text:p>
          </table:table-cell>
          <table:table-cell office:value-type="percentage" office:value="0.85312309031314237" table:style-name="ce40">
            <text:p>85,3%</text:p>
          </table:table-cell>
          <table:table-cell office:value-type="float" office:value="59500" table:style-name="ce39">
            <text:p>59.500</text:p>
          </table:table-cell>
          <table:table-cell office:value-type="percentage" office:value="0.73148842527138835" table:style-name="ce40">
            <text:p>73,1%</text:p>
          </table:table-cell>
          <table:table-cell office:value-type="float" office:value="49458" table:style-name="ce39">
            <text:p>49.458</text:p>
          </table:table-cell>
          <table:table-cell office:value-type="percentage" office:value="0.72596767801312256" table:style-name="ce40">
            <text:p>72,6%</text:p>
          </table:table-cell>
          <table:table-cell office:value-type="float" office:value="39529" table:style-name="ce39">
            <text:p>39.529</text:p>
          </table:table-cell>
          <table:table-cell office:value-type="percentage" office:value="0.70101794708093923" table:style-name="ce40">
            <text:p>70,1%</text:p>
          </table:table-cell>
          <table:table-cell office:value-type="float" office:value="499793" table:style-name="ce39">
            <text:p>499.793</text:p>
          </table:table-cell>
          <table:table-cell office:value-type="float" office:value="581354" table:style-name="ce39">
            <text:p>581.354</text:p>
          </table:table-cell>
          <table:table-cell office:value-type="percentage" office:value="0.85970510222687035" table:style-name="ce40">
            <text:p>86,0%</text:p>
          </table:table-cell>
          <table:table-cell office:value-type="percentage" office:value="0.75589120942775001" table:style-name="ce40">
            <text:p>75,6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País Vasco</text:p>
          </table:table-cell>
          <table:table-cell office:value-type="float" office:value="161642" table:style-name="ce39">
            <text:p>161.642</text:p>
          </table:table-cell>
          <table:table-cell office:value-type="percentage" office:value="1.0233744855967077" table:style-name="ce40">
            <text:p>102,3%</text:p>
          </table:table-cell>
          <table:table-cell office:value-type="float" office:value="211851" table:style-name="ce39">
            <text:p>211.851</text:p>
          </table:table-cell>
          <table:table-cell office:value-type="percentage" office:value="0.99422754727075624" table:style-name="ce40">
            <text:p>99,4%</text:p>
          </table:table-cell>
          <table:table-cell office:value-type="float" office:value="271666" table:style-name="ce39">
            <text:p>271.666</text:p>
          </table:table-cell>
          <table:table-cell office:value-type="percentage" office:value="0.96982353928151965" table:style-name="ce40">
            <text:p>97,0%</text:p>
          </table:table-cell>
          <table:table-cell office:value-type="float" office:value="318290" table:style-name="ce39">
            <text:p>318.290</text:p>
          </table:table-cell>
          <table:table-cell office:value-type="percentage" office:value="0.93621039070290046" table:style-name="ce40">
            <text:p>93,6%</text:p>
          </table:table-cell>
          <table:table-cell office:value-type="float" office:value="311420" table:style-name="ce39">
            <text:p>311.420</text:p>
          </table:table-cell>
          <table:table-cell office:value-type="percentage" office:value="0.85996029083237369" table:style-name="ce40">
            <text:p>86,0%</text:p>
          </table:table-cell>
          <table:table-cell office:value-type="float" office:value="183018" table:style-name="ce39">
            <text:p>183.018</text:p>
          </table:table-cell>
          <table:table-cell office:value-type="percentage" office:value="0.70244834825729341" table:style-name="ce40">
            <text:p>70,2%</text:p>
          </table:table-cell>
          <table:table-cell office:value-type="float" office:value="131661" table:style-name="ce39">
            <text:p>131.661</text:p>
          </table:table-cell>
          <table:table-cell office:value-type="percentage" office:value="0.65329423323111735" table:style-name="ce40">
            <text:p>65,3%</text:p>
          </table:table-cell>
          <table:table-cell office:value-type="float" office:value="93782" table:style-name="ce39">
            <text:p>93.782</text:p>
          </table:table-cell>
          <table:table-cell office:value-type="percentage" office:value="0.5562198261034601" table:style-name="ce40">
            <text:p>55,6%</text:p>
          </table:table-cell>
          <table:table-cell office:value-type="float" office:value="1683330" table:style-name="ce39">
            <text:p>1.683.330</text:p>
          </table:table-cell>
          <table:table-cell office:value-type="float" office:value="1983943" table:style-name="ce39">
            <text:p>1.983.943</text:p>
          </table:table-cell>
          <table:table-cell office:value-type="percentage" office:value="0.84847699757503114" table:style-name="ce40">
            <text:p>84,8%</text:p>
          </table:table-cell>
          <table:table-cell office:value-type="percentage" office:value="0.75808465105219358" table:style-name="ce40">
            <text:p>75,8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Ceuta</text:p>
          </table:table-cell>
          <table:table-cell office:value-type="float" office:value="2367" table:style-name="ce39">
            <text:p>2.367</text:p>
          </table:table-cell>
          <table:table-cell office:value-type="percentage" office:value="0.90863723608445301" table:style-name="ce40">
            <text:p>90,9%</text:p>
          </table:table-cell>
          <table:table-cell office:value-type="float" office:value="3836" table:style-name="ce39">
            <text:p>3.836</text:p>
          </table:table-cell>
          <table:table-cell office:value-type="percentage" office:value="0.88837424733672998" table:style-name="ce40">
            <text:p>88,8%</text:p>
          </table:table-cell>
          <table:table-cell office:value-type="float" office:value="7388" table:style-name="ce39">
            <text:p>7.388</text:p>
          </table:table-cell>
          <table:table-cell office:value-type="percentage" office:value="0.94030800560010186" table:style-name="ce40">
            <text:p>94,0%</text:p>
          </table:table-cell>
          <table:table-cell office:value-type="float" office:value="10172" table:style-name="ce39">
            <text:p>10.172</text:p>
          </table:table-cell>
          <table:table-cell office:value-type="percentage" office:value="0.88023537556247833" table:style-name="ce40">
            <text:p>88,0%</text:p>
          </table:table-cell>
          <table:table-cell office:value-type="float" office:value="10481" table:style-name="ce39">
            <text:p>10.481</text:p>
          </table:table-cell>
          <table:table-cell office:value-type="percentage" office:value="0.82906185730105997" table:style-name="ce40">
            <text:p>82,9%</text:p>
          </table:table-cell>
          <table:table-cell office:value-type="float" office:value="8132" table:style-name="ce39">
            <text:p>8.132</text:p>
          </table:table-cell>
          <table:table-cell office:value-type="percentage" office:value="0.68370607028753994" table:style-name="ce40">
            <text:p>68,4%</text:p>
          </table:table-cell>
          <table:table-cell office:value-type="float" office:value="7331" table:style-name="ce39">
            <text:p>7.331</text:p>
          </table:table-cell>
          <table:table-cell office:value-type="percentage" office:value="0.66845992523023612" table:style-name="ce40">
            <text:p>66,8%</text:p>
          </table:table-cell>
          <table:table-cell office:value-type="float" office:value="5700" table:style-name="ce39">
            <text:p>5.700</text:p>
          </table:table-cell>
          <table:table-cell office:value-type="percentage" office:value="0.62458908612754771" table:style-name="ce40">
            <text:p>62,5%</text:p>
          </table:table-cell>
          <table:table-cell office:value-type="float" office:value="55407" table:style-name="ce39">
            <text:p>55.407</text:p>
          </table:table-cell>
          <table:table-cell office:value-type="float" office:value="70965" table:style-name="ce39">
            <text:p>70.965</text:p>
          </table:table-cell>
          <table:table-cell office:value-type="percentage" office:value="0.7807651659268654" table:style-name="ce40">
            <text:p>78,1%</text:p>
          </table:table-cell>
          <table:table-cell office:value-type="percentage" office:value="0.65802475000593807" table:style-name="ce40">
            <text:p>65,8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Melilla</text:p>
          </table:table-cell>
          <table:table-cell office:value-type="float" office:value="1951" table:style-name="ce39">
            <text:p>1.951</text:p>
          </table:table-cell>
          <table:table-cell office:value-type="percentage" office:value="0.83056619838229029" table:style-name="ce40">
            <text:p>83,1%</text:p>
          </table:table-cell>
          <table:table-cell office:value-type="float" office:value="3224" table:style-name="ce39">
            <text:p>3.224</text:p>
          </table:table-cell>
          <table:table-cell office:value-type="percentage" office:value="0.8601921024546425" table:style-name="ce40">
            <text:p>86,0%</text:p>
          </table:table-cell>
          <table:table-cell office:value-type="float" office:value="6908" table:style-name="ce39">
            <text:p>6.908</text:p>
          </table:table-cell>
          <table:table-cell office:value-type="percentage" office:value="0.88258592053149354" table:style-name="ce40">
            <text:p>88,3%</text:p>
          </table:table-cell>
          <table:table-cell office:value-type="float" office:value="9338" table:style-name="ce39">
            <text:p>9.338</text:p>
          </table:table-cell>
          <table:table-cell office:value-type="percentage" office:value="0.82644481812549786" table:style-name="ce40">
            <text:p>82,6%</text:p>
          </table:table-cell>
          <table:table-cell office:value-type="float" office:value="9606" table:style-name="ce39">
            <text:p>9.606</text:p>
          </table:table-cell>
          <table:table-cell office:value-type="percentage" office:value="0.80036660556573902" table:style-name="ce40">
            <text:p>80,0%</text:p>
          </table:table-cell>
          <table:table-cell office:value-type="float" office:value="7848" table:style-name="ce39">
            <text:p>7.848</text:p>
          </table:table-cell>
          <table:table-cell office:value-type="percentage" office:value="0.64683095689442016" table:style-name="ce40">
            <text:p>64,7%</text:p>
          </table:table-cell>
          <table:table-cell office:value-type="float" office:value="7257" table:style-name="ce39">
            <text:p>7.257</text:p>
          </table:table-cell>
          <table:table-cell office:value-type="percentage" office:value="0.60500208420175072" table:style-name="ce40">
            <text:p>60,5%</text:p>
          </table:table-cell>
          <table:table-cell office:value-type="float" office:value="5845" table:style-name="ce39">
            <text:p>5.845</text:p>
          </table:table-cell>
          <table:table-cell office:value-type="percentage" office:value="0.61050762481721332" table:style-name="ce40">
            <text:p>61,1%</text:p>
          </table:table-cell>
          <table:table-cell office:value-type="float" office:value="51977" table:style-name="ce39">
            <text:p>51.977</text:p>
          </table:table-cell>
          <table:table-cell office:value-type="float" office:value="70927" table:style-name="ce39">
            <text:p>70.927</text:p>
          </table:table-cell>
          <table:table-cell office:value-type="percentage" office:value="0.73282388935102283" table:style-name="ce40">
            <text:p>73,3%</text:p>
          </table:table-cell>
          <table:table-cell office:value-type="percentage" office:value="0.59691533832514121" table:style-name="ce40">
            <text:p>59,7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Fuerzas Armadas</text:p>
          </table:table-cell>
          <table:table-cell office:value-type="float" office:value="23" table:style-name="ce39">
            <text:p>23</text:p>
          </table:table-cell>
          <table:table-cell office:value-type="string" table:style-name="ce40">
            <text:p>-</text:p>
          </table:table-cell>
          <table:table-cell office:value-type="float" office:value="17" table:style-name="ce39">
            <text:p>17</text:p>
          </table:table-cell>
          <table:table-cell office:value-type="string" table:style-name="ce40">
            <text:p>-</text:p>
          </table:table-cell>
          <table:table-cell office:value-type="float" office:value="3361" table:style-name="ce39">
            <text:p>3.361</text:p>
          </table:table-cell>
          <table:table-cell office:value-type="string" table:style-name="ce40">
            <text:p>-</text:p>
          </table:table-cell>
          <table:table-cell office:value-type="float" office:value="8827" table:style-name="ce39">
            <text:p>8.827</text:p>
          </table:table-cell>
          <table:table-cell office:value-type="string" table:style-name="ce40">
            <text:p>-</text:p>
          </table:table-cell>
          <table:table-cell office:value-type="float" office:value="20522" table:style-name="ce39">
            <text:p>20.522</text:p>
          </table:table-cell>
          <table:table-cell office:value-type="string" table:style-name="ce40">
            <text:p>-</text:p>
          </table:table-cell>
          <table:table-cell office:value-type="float" office:value="29612" table:style-name="ce39">
            <text:p>29.612</text:p>
          </table:table-cell>
          <table:table-cell office:value-type="string" table:style-name="ce40">
            <text:p>-</text:p>
          </table:table-cell>
          <table:table-cell office:value-type="float" office:value="22132" table:style-name="ce39">
            <text:p>22.132</text:p>
          </table:table-cell>
          <table:table-cell office:value-type="string" table:style-name="ce40">
            <text:p>-</text:p>
          </table:table-cell>
          <table:table-cell office:value-type="float" office:value="978" table:style-name="ce39">
            <text:p>978</text:p>
          </table:table-cell>
          <table:table-cell office:value-type="string" table:style-name="ce40">
            <text:p>-</text:p>
          </table:table-cell>
          <table:table-cell office:value-type="float" office:value="85472" table:style-name="ce39">
            <text:p>85.472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49">
            <text:p>Sanidad Exterior</text:p>
          </table:table-cell>
          <table:table-cell office:value-type="float" office:value="19" table:style-name="ce42">
            <text:p>19</text:p>
          </table:table-cell>
          <table:table-cell office:value-type="string" table:style-name="ce43">
            <text:p>-</text:p>
          </table:table-cell>
          <table:table-cell office:value-type="float" office:value="22" table:style-name="ce42">
            <text:p>22</text:p>
          </table:table-cell>
          <table:table-cell office:value-type="string" table:style-name="ce43">
            <text:p>-</text:p>
          </table:table-cell>
          <table:table-cell office:value-type="float" office:value="178" table:style-name="ce42">
            <text:p>178</text:p>
          </table:table-cell>
          <table:table-cell office:value-type="string" table:style-name="ce43">
            <text:p>-</text:p>
          </table:table-cell>
          <table:table-cell office:value-type="float" office:value="512" table:style-name="ce42">
            <text:p>512</text:p>
          </table:table-cell>
          <table:table-cell office:value-type="string" table:style-name="ce43">
            <text:p>-</text:p>
          </table:table-cell>
          <table:table-cell office:value-type="float" office:value="947" table:style-name="ce42">
            <text:p>947</text:p>
          </table:table-cell>
          <table:table-cell office:value-type="string" table:style-name="ce43">
            <text:p>-</text:p>
          </table:table-cell>
          <table:table-cell office:value-type="float" office:value="1034" table:style-name="ce42">
            <text:p>1.034</text:p>
          </table:table-cell>
          <table:table-cell office:value-type="string" table:style-name="ce43">
            <text:p>-</text:p>
          </table:table-cell>
          <table:table-cell office:value-type="float" office:value="929" table:style-name="ce42">
            <text:p>929</text:p>
          </table:table-cell>
          <table:table-cell office:value-type="string" table:style-name="ce43">
            <text:p>-</text:p>
          </table:table-cell>
          <table:table-cell office:value-type="float" office:value="133" table:style-name="ce42">
            <text:p>133</text:p>
          </table:table-cell>
          <table:table-cell office:value-type="string" table:style-name="ce43">
            <text:p>-</text:p>
          </table:table-cell>
          <table:table-cell office:value-type="float" office:value="3774" table:style-name="ce42">
            <text:p>3.774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number-columns-repeated="20" table:style-name="ce22"/>
          <table:table-cell table:number-columns-repeated="16343" table:style-name="ce44"/>
        </table:table-row>
        <table:table-row table:style-name="ro5">
          <table:table-cell office:value-type="string" table:style-name="ce45">
            <text:p>Total España</text:p>
          </table:table-cell>
          <table:table-cell office:value-type="float" office:value="2896588" table:style-name="ce46">
            <text:p>2.896.588</text:p>
          </table:table-cell>
          <table:table-cell office:value-type="percentage" office:value="1" table:style-name="ce47">
            <text:p>100,0%</text:p>
          </table:table-cell>
          <table:table-cell office:value-type="float" office:value="3906382" table:style-name="ce46">
            <text:p>3.906.382</text:p>
          </table:table-cell>
          <table:table-cell office:value-type="percentage" office:value="0.98644889136360825" table:style-name="ce47">
            <text:p>98,6%</text:p>
          </table:table-cell>
          <table:table-cell office:value-type="float" office:value="5157839" table:style-name="ce46">
            <text:p>5.157.839</text:p>
          </table:table-cell>
          <table:table-cell office:value-type="percentage" office:value="0.9664329267492926" table:style-name="ce47">
            <text:p>96,6%</text:p>
          </table:table-cell>
          <table:table-cell office:value-type="float" office:value="6543702" table:style-name="ce46">
            <text:p>6.543.702</text:p>
          </table:table-cell>
          <table:table-cell office:value-type="percentage" office:value="0.93038778634116015" table:style-name="ce47">
            <text:p>93,0%</text:p>
          </table:table-cell>
          <table:table-cell office:value-type="float" office:value="6721765" table:style-name="ce46">
            <text:p>6.721.765</text:p>
          </table:table-cell>
          <table:table-cell office:value-type="percentage" office:value="0.85174721357288008" table:style-name="ce47">
            <text:p>85,2%</text:p>
          </table:table-cell>
          <table:table-cell office:value-type="float" office:value="4466579" table:style-name="ce46">
            <text:p>4.466.579</text:p>
          </table:table-cell>
          <table:table-cell office:value-type="percentage" office:value="0.71690049584272475" table:style-name="ce47">
            <text:p>71,7%</text:p>
          </table:table-cell>
          <table:table-cell office:value-type="float" office:value="3436297" table:style-name="ce46">
            <text:p>3.436.297</text:p>
          </table:table-cell>
          <table:table-cell office:value-type="percentage" office:value="0.69495392991198546" table:style-name="ce47">
            <text:p>69,5%</text:p>
          </table:table-cell>
          <table:table-cell office:value-type="float" office:value="2442509" table:style-name="ce46">
            <text:p>2.442.509</text:p>
          </table:table-cell>
          <table:table-cell office:value-type="percentage" office:value="0.62810651207117263" table:style-name="ce47">
            <text:p>62,8%</text:p>
          </table:table-cell>
          <table:table-cell office:value-type="float" office:value="35571661" table:style-name="ce46">
            <text:p>35.571.661</text:p>
          </table:table-cell>
          <table:table-cell office:value-type="float" office:value="42119827" table:style-name="ce46">
            <text:p>42.119.827</text:p>
          </table:table-cell>
          <table:table-cell office:value-type="percentage" office:value="0.84453483154144959" table:style-name="ce47">
            <text:p>84,5%</text:p>
          </table:table-cell>
          <table:table-cell office:value-type="percentage" office:value="0.74965363594013545" table:style-name="ce47">
            <text:p>75,0%</text:p>
          </table:table-cell>
          <table:table-cell table:number-columns-repeated="16363" table:style-name="ce22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9"/>
          <table:covered-table-cell table:number-columns-repeated="6"/>
          <table:table-cell table:style-name="ce22"/>
          <table:table-cell table:style-name="ce48"/>
          <table:table-cell table:style-name="ce22"/>
          <table:table-cell table:style-name="ce48"/>
          <table:table-cell table:style-name="ce44"/>
          <table:table-cell table:style-name="ce48"/>
          <table:table-cell table:style-name="ce22"/>
          <table:table-cell table:style-name="ce48"/>
          <table:table-cell table:number-columns-repeated="2" table:style-name="ce22"/>
          <table:table-cell table:style-name="ce48"/>
          <table:table-cell table:number-columns-repeated="16366" table:style-name="ce22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13T15:37:01Z</meta:creation-date>
    <dc:date>2021-09-15T15:27:49Z</dc:date>
  </office:meta>
</office:document-meta>
</file>